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el" fo:country="GR"/>
    </style:style>
    <style:style style:name="P2" style:family="paragraph" style:parent-style-name="Preformatted_20_Text">
      <style:text-properties fo:language="el" fo:country="GR" officeooo:paragraph-rsid="0010f08a"/>
    </style:style>
    <style:style style:name="P3" style:family="paragraph" style:parent-style-name="Preformatted_20_Text">
      <style:text-properties fo:color="#c9211e" loext:opacity="100%" fo:language="el" fo:country="GR"/>
    </style:style>
    <style:style style:name="P4" style:family="paragraph" style:parent-style-name="Preformatted_20_Text">
      <style:text-properties fo:color="#c9211e" loext:opacity="100%" fo:language="el" fo:country="G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Η ΛΕΙΤΟΥΡΓΙΑ ΤΩΝ ΚΑΤΗΧΟΥΜΕΝΩΝ KAZI YA MAKATEKISTA</text:p>
      <text:p text:style-name="P1"/>
      <text:p text:style-name="P3">Διάκονος Shemasi</text:p>
      <text:p text:style-name="P1"/>
      <text:p text:style-name="P1">Δέσποτα εὐλόγησε. Despota alibarikiwa.</text:p>
      <text:p text:style-name="P1"/>
      <text:p text:style-name="P3">Ἱερεὺς Kuhani</text:p>
      <text:p text:style-name="P1"/>
      <text:p text:style-name="P1">Μεγάλη ἡ δόξα τῆς βασιλείας τοῦ Πατέρα καὶ τοῦ Υἱοῦ καὶ τοῦ Ἁγίου Πνεύματος, τώρα καὶ πάντα καὶ στοὺς ἀτελεύτητους αἰῶνες. Utukufu ni mkuu wa ufalme wa Baba na wa Mwana na wa Roho Mtakatifu, sasa na hata milele na milele.</text:p>
      <text:p text:style-name="P1"/>
      <text:p text:style-name="P3">Χορὸς Ngoma</text:p>
      <text:p text:style-name="P1"/>
      <text:p text:style-name="P1">Ἀμήν. Amina.</text:p>
      <text:p text:style-name="P1"/>
      <text:p text:style-name="P3">ΕΙΡΗΝΙΚΑ KWA AMANI</text:p>
      <text:p text:style-name="P1"/>
      <text:p text:style-name="P3">Διάκονος Shemasi</text:p>
      <text:p text:style-name="P1"/>
      <text:p text:style-name="P1">Μὲ εἰρήνη ἂς παρακαλέσουμε τὸν Κύριο. Kwa amani tumwombe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Γιὰ τὴν εἰρήνη ἀπὸ τὸ Θεὸ καὶ γιὰ τὴ σωτηρία τῶν ψυχῶν μας, ἂς παρακαλέσουμε τὸν Κύριο. Kwa ajili ya amani kutoka kwa Mungu na kwa wokovu wa roho zetu, tumwombe Bwana.</text:p>
      <text:p text:style-name="P1"/>
      <text:p text:style-name="P1">Γιὰ τὴν εἰρήνη ὅλου τοῦ κόσμου, γιὰ τὴ στερέωση τῶν ἁγίων Ἐκκλησιῶν τοῦ Θεοῦ καὶ γιὰ τὴν ἕνωση ὅλων τῶν ἀνθρώπων, ἂς παρακαλέσουμε τὸν Κύριο. Kwa ajili ya amani ya dunia nzima, kwa ajili ya kuunganishwa kwa Makanisa matakatifu ya Mungu na kwa ajili ya umoja wa watu wote, tumwombe Bwana.</text:p>
      <text:p text:style-name="P1"/>
      <text:p text:style-name="P1">Γι᾿ αὐτὸν ἐδῶ τὸν ἅγιο ναὸ καὶ γιὰ κείνους ποὺ εἰσέρχονται σ᾿ αὐτὸν μὲ πίστη, μὲ εὐλάβεια καὶ μὲ φόβο Θεοῦ, ἂς παρακαλέσουμε τὸν Κύριο. Kwa ajili ya hekalu hili takatifu na kwa wale wanaoingia humo kwa imani, uchaji na hofu ya Mungu, tumwombe Bwana.</text:p>
      <text:p text:style-name="P1"/>
      <text:p text:style-name="P1">Γιὰ τοὺς εὐσεβεῖς καὶ ὀρθόδοξους χριστιανούς, ἂς παρακαλέσουμε τὸν Κύριο. Kwa wakristo wacha Mungu na waorthodox, tumwombe Bwana.</text:p>
      <text:p text:style-name="P1"/>
      <text:p text:style-name="P1">Γιὰ τὸν ἀρχιεπίσκοπό μας... γιὰ τοὺς τίμιους ἱερεῖς, γιὰ τοὺς διακόνους τοῦ Χριστοῦ, γιὰ ὅλο τὸν κλῆρο καὶ τὸ λαό, ἂς παρακαλέσουμε τὸν Κύριο. Kwa askofu wetu mkuu... kwa mapadre waaminifu, kwa watumishi wa Kristo, kwa mapadre wote na watu, tumwombe Bwana.</text:p>
      <text:p text:style-name="P1"/>
      <text:p text:style-name="P1">Γι᾿ αὐτὴν ἐδῶ τὴν πόλη, γιὰ κάθε πόλη καὶ γιὰ κάθε χωριὸ καὶ γιὰ ὅσους μὲ πίστη κατοικοῦνε σ᾿ αὐτές, ἂς παρακαλέσουμε τὸν Κύριο. Kwa ajili ya mji huu, kwa kila mji na kwa kila kijiji na kwa wale wanaoishi ndani yake kwa imani, tumwombe Bwana.</text:p>
      <text:p text:style-name="P1"/>
      <text:p text:style-name="P1">Γιὰ τὴν εὐκρασία τῶν ἀέρων, γιὰ τὴν καρποφορία τῆς γῆς καὶ γιὰ καλοὺς καιρούς, ἂς παρακαλέσουμε τὸν Κύριο. Kwa ajili ya utawala wa anga, kwa ajili ya kuzaa kwa dunia na kwa nyakati nzuri, tumwombe Bwana.</text:p>
      <text:p text:style-name="P1"/>
      <text:p text:style-name="P1">Γιὰ κείνους ποὺ ταξιδεύουν στὴ θάλασσα καὶ στὴ στεριά, γιὰ τοὺς ἀρρώστους, γιὰ τοὺς ἀνήμπορους, γιὰ τοὺς αἰχμαλώτους καὶ γιὰ τὴ σωτηρία τους, ἂς παρακαλέσουμε τὸν Κύριο. <text:s text:c="1453"/>Kwa wale wanaosafiri baharini na nchi kavu, kwa wagonjwa, kwa walemavu, kwa waliofungwa na kwa wokovu wao, tumwombe Bwana.</text:p>
      <text:p text:style-name="P1"/>
      <text:p text:style-name="P1">Γιὰ νὰ μᾶς προφυλάσση ἀπὸ κάθε θλίψη, ὀργή, κίνδυνο καὶ ἀνάγκη, ἂς παρακαλέσουμε τὸν Κύριο. Ili kutulinda na huzuni zote, hasira, hatari na hitaji, tumwombe Bwana.</text:p>
      <text:p text:style-name="P1"/>
      <text:p text:style-name="P1">Βοήθησέ μας καὶ σῶσε μας, ἐλέησέ μας καὶ σὲ ὅλα διαφύλαξέ μας, Θεέ, μὲ τὴ χάρη σου. Utusaidie na utuokoe, utuhurumie na utulinde katika kila jambo, Mungu, kwa neema yako.</text:p>
      <text:p text:style-name="P1"/>
      <text:p text:style-name="P1">Ἂς ἐπικαλεσθοῦμε τὴν παναγία, ἄχραντη, εὐλογημένη, ἔνδοξη κυρία μας Θεοτόκο καὶ ἀειπάρθενο Μαρία, μαζὶ μὲ ὅλους τοὺς Ἁγίους, κι ἂς ἀφήσουμε ὁ καθένας μας κι ὅλοι μαζὶ τὸν ἑαυτό μας κι ὅλη μας τὴ ζωὴ στὸ Θεό μας Ἰησοῦ Χριστό. Tumwite Bibi wetu mtakatifu, asiyemcha Mungu, aliyebarikiwa, mtukufu Theotokos na Bikira Maria, pamoja na Watakatifu wote, na kila mmoja wetu na sisi sote tujiachie mwenyewe na maisha yetu yote kwa Mungu wetu Yesu Kristo.</text:p>
      <text:p text:style-name="P1"/>
      <text:p text:style-name="P3">Χορὸς Ngoma</text:p>
      <text:p text:style-name="P1"/>
      <text:p text:style-name="P1">Σὲ σένα, Κύριε. Kwako, Bwana.</text:p>
      <text:p text:style-name="P1"/>
      <text:p text:style-name="P3">Εὐχὴ Ἀντιφώνου Α´ Euchë Antiphonou A'</text:p>
      <text:p text:style-name="P1"/>
      <text:p text:style-name="P3">Ἱερεὺς Kuhani</text:p>
      <text:p text:style-name="P1"/>
      <text:p text:style-name="P1">Κύριε, Θεέ μας, ποὺ τὴ δύναμή σου δὲν ὑπάρχει τρόπος νὰ τὴ φανταστοῦμε καὶ τὴ δόξα σου δὲν μποροῦμε νὰ τὴν καταλάβουμε· ποὺ ἡ ἀγάπη σου εἶναι ἀμέτρητη καὶ ἡ φιλανθρωπία σου ἀνέκφραστη· ἐσὺ Δέσποτα, ρίξε τὸ βλέμμα σου ἐπάνω μας καὶ σὲ τοῦτον ἐδῶ τὸν ἅγιο ναό, καὶ δεῖξε σὲ μᾶς καὶ σ᾿ αὐτοὺς ποὺ προσεύχονται μαζί μας πλούσια τὴν ἀγάπη σου καὶ τὴ συμπόνια σου. Bwana, Mungu wetu, ambaye hatuwezi kufikiria uweza wake, na utukufu wake hatuwezi kuufahamu; ambaye upendo wake haupimiki na upendo wake hauelezeki; wewe, Despot, ututazame sisi na hekalu hili takatifu, utuonyeshe sisi na wanaoomba. pamoja nasi kwa wingi upendo wako na huruma yako.</text:p>
      <text:p text:style-name="P1"/>
      <text:p text:style-name="P2">Γιατὶ σὲ σένα πρέπει κάθε δόξα, τιμὴ καὶ προσκύνηση, τὸν Πατέρα καὶ τὸν Υἱὸ καὶ τὸ Ἅγιο Πνεῦμα, τώρα καὶ πάντα καὶ στοὺς ἀτελεύτητους αἰῶνες. Kwa maana ni kwako utukufu, heshima na ibada, Baba na Mwana na Roho Mtakatifu, sasa na siku zote na hata milele.</text:p>
      <text:p text:style-name="P1"/>
      <text:p text:style-name="P3">Χορὸς Ngoma</text:p>
      <text:p text:style-name="P1"/>
      <text:p text:style-name="P1">Ἀμήν. Amina.</text:p>
      <text:p text:style-name="P1"/>
      <text:p text:style-name="P3">Α´ Ἀντίφωνον καὶ ἐφύμνιον A. Antifoni na ephymnion</text:p>
      <text:p text:style-name="P1"/>
      <text:p text:style-name="P3">Χορὸς Ngoma</text:p>
      <text:p text:style-name="P1"/>
      <text:p text:style-name="P1">Δόξαζε, ψυχή μου, τὸν Κύριο κι ὅλο μου τὸ εἶναι τὸ ὄνομά του τὸ ἅγιο. Ee nafsi yangu, umhimidi Bwana, na jina lake ni takatifu kwangu.</text:p>
      <text:p text:style-name="P1"/>
      <text:p text:style-name="P1">Μὲ τὶς πρεσβεῖες τῆς Θεοτόκου σῶσε μας, Σωτήρα Χριστέ. Pamoja na balozi za Theotokos, tuokoe, Mwokozi Kristo.</text:p>
      <text:p text:style-name="P1"/>
      <text:p text:style-name="P1">Δόξαζε, ψυχή μου, τὸν Κύριο καὶ μὴν ξεχνᾶς ὅλες τὶς εὐεργεσίες του. Ee nafsi yangu, umhimidi Bwana, wala usizisahau fadhili zake zote.</text:p>
      <text:p text:style-name="P1"/>
      <text:p text:style-name="P1">Μὲ τὶς πρεσβεῖες... <text:s text:c="1598"/>Pamoja na balozi...</text:p>
      <text:p text:style-name="P1"/>
      <text:p text:style-name="P1">Ὁ Κύριος ἔχει τὸ θρόνο του στὸν οὐρανὸ καὶ ἡ ἐξουσία του εἶναι σ᾿ ὅλο τὸν κόσμο. Bwana ana kiti chake cha enzi mbinguni na mamlaka yake iko juu ya ulimwengu wote.</text:p>
      <text:p text:style-name="P1"/>
      <text:p text:style-name="P1">Μὲ τὶς πρεσβεῖες... Pamoja na balozi...</text:p>
      <text:p text:style-name="P1"/>
      <text:p text:style-name="P1">Δόξα στὸν Πατέρα καὶ στὸν Υἱὸ καὶ στὸ Ἅγιο Πνεῦμα. Καὶ τώρα καὶ πάντα καὶ στοὺς ἀτελεύτητους αἰῶνες. Ἀμήν. Utukufu kwa Baba na kwa Mwana na kwa Roho Mtakatifu. Na sasa na siku zote na kwa vizazi visivyo na mwisho. Amina.</text:p>
      <text:p text:style-name="P1"/>
      <text:p text:style-name="P1">Μὲ τὶς πρεσβεῖες... Pamoja na balozi...</text:p>
      <text:p text:style-name="P1"/>
      <text:p text:style-name="P3">Διάκονος Shemasi</text:p>
      <text:p text:style-name="P1"/>
      <text:p text:style-name="P1">Πάλι καὶ πάλι μὲ εἰρήνη ἂς παρακαλέσουμε τὸν Κύριο. Tena na tena kwa amani tumwombe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Βοήθησέ μας καὶ σῶσε μας, ἐλέησέ μας καὶ σὲ ὅλα διαφύλαξέ μας, Θεέ, μὲ τὴ χάρη σου. Utusaidie na utuokoe, utuhurumie na utulinde katika kila jambo, Mungu, kwa neema yako.</text:p>
      <text:p text:style-name="P1"/>
      <text:p text:style-name="P3">Χορὸς Ngoma</text:p>
      <text:p text:style-name="P1"/>
      <text:p text:style-name="P1">Κύριε, ἐλέησον. Bwana, rehema.</text:p>
      <text:p text:style-name="P1"/>
      <text:p text:style-name="P3">Διάκονος Shemasi</text:p>
      <text:p text:style-name="P1"/>
      <text:p text:style-name="P1">Ἂς ἐπικαλεσθοῦμε τὴν παναγία, ἄχραντη, εὐλογημένη, ἔνδοξη κυρία μας Θεοτόκο καὶ ἀειπάρθενο Μαρία, μαζὶ μὲ ὅλους τοὺς Ἁγίους, κι ἂς ἀφήσουμε ὁ καθένας μας κι ὅλοι μαζὶ τὸν ἑαυτό μας κι ὅλη μας τὴ ζωὴ στὸ Θεό μας Ἰησοῦ Χριστό. Tumwite Bibi wetu mtakatifu, asiyemcha Mungu, aliyebarikiwa, mtukufu Theotokos na Bikira Maria, pamoja na Watakatifu wote, na kila mmoja wetu na sisi sote tujiachie mwenyewe na maisha yetu yote kwa Mungu wetu Yesu Kristo.</text:p>
      <text:p text:style-name="P1"/>
      <text:p text:style-name="P3">Χορὸς Ngoma</text:p>
      <text:p text:style-name="P1"/>
      <text:p text:style-name="P1">Σὲ σένα, Κύριε. Kwako, Bwana.</text:p>
      <text:p text:style-name="P1"/>
      <text:p text:style-name="P3">Εὐχὴ Ἀντιφώνου Β´ Euchë Antiphonou B'</text:p>
      <text:p text:style-name="P1"/>
      <text:p text:style-name="P3">Ἱερεὺς Kuhani</text:p>
      <text:p text:style-name="P1"/>
      <text:p text:style-name="P1">Κύριε Θεέ μας, σῶσε τὸ λαό σου καὶ εὐλόγησε τὰ παιδιά σου· φύλαξε ὅλη τὴν Ἐκκλησία· ἁγίασε αὐτοὺς ποὺ ἀγαπᾶνε τὴν εὐπρέπεια τοῦ ναοῦ σου· ἐσὺ σὲ ἀνταπόδοση δόξασέ τους μὲ τὴ θεϊκή σου δύναμη καὶ μὴν ἐγκαταλείψης ἐμᾶς, ποὺ ἐλπίζομε σὲ σένα. Bwana, Mungu wetu, uwaokoe watu wako, na kuwabariki watoto wako; linda Kanisa lote; uwatakase wale wapendao heshima ya hekalu lako; nawe uwatukuze kwa uweza wako wa kimungu, wala usituache sisi tunaotumainia wewe.</text:p>
      <text:p text:style-name="P1"/>
      <text:p text:style-name="P1">Γιατὶ ἐσὺ ἔχεις τὴν ἐξουσία καὶ δική σου εἶναι ἡ δύναμη καὶ ἡ δόξα, τοῦ Πατέρα καὶ τοῦ Υἱοῦ καὶ τοῦ Ἁγίου Πνεύματος, τώρα καὶ πάντα καὶ στοὺς ἀτελεύτητους αἰῶνες. Kwa kuwa una uwezo na wako ni uweza na utukufu wa Baba na wa Mwana na wa Roho Mtakatifu, sasa na milele na milele.</text:p>
      <text:p text:style-name="P1"/>
      <text:p text:style-name="P3">Χορὸς Ngoma</text:p>
      <text:p text:style-name="P1"/>
      <text:p text:style-name="P1">Ἀμήν. Amina.</text:p>
      <text:p text:style-name="P1"/>
      <text:p text:style-name="P3">Β´ Ἀντίφωνον καὶ ἐφύμνιον B. Antifoni na Ephymnion</text:p>
      <text:p text:style-name="P1"/>
      <text:p text:style-name="P3">Χορὸς Ngoma</text:p>
      <text:p text:style-name="P1"/>
      <text:p text:style-name="P1">Δόξαζε, ψυχή μου, τὸν Κύριο· θὰ δοξάζω τὸν Κύριο σ᾿ ὅλη μου τὴ ζωή, θὰ ψάλλω στὸ Θεό μου ὅσο ὑπάρχω. Ee nafsi yangu, umhimidi Bwana; nitamsifu Bwana maisha yangu yote, nitamwimbia Mungu wangu maadamu niko.</text:p>
      <text:p text:style-name="P1"/>
      <text:p text:style-name="P1">Σῶσε μας, Υἱὲ τοῦ Θεοῦ, ἀναστημένε ἀπὸ τοὺς νεκρούς, ὅλους ἐμᾶς ποὺ ψάλλουμε σ᾿ ἐσένα ἀλληλούϊα. Utuokoe, Mwana wa Mungu, uliyefufuka katika wafu, sisi sote tunaoimba haleluya kwako.</text:p>
      <text:p text:style-name="P1"/>
      <text:p text:style-name="P1">Χαρὰ σὲ κεῖνον, ποὺ ὁ Θεὸς Ἰακὼβ εἶναι βοηθός του· χαρὰ σὲ κεῖνον, ποὺ ἔχει τὴν ἐλπίδα του στὸν Κύριο τὸν Θεό του. Furaha kwake ambaye Mungu wake Yakobo ni msaidizi wake; furaha yake ambaye tumaini lake liko kwa Bwana, Mungu wake.</text:p>
      <text:p text:style-name="P1"/>
      <text:p text:style-name="P1">Σῶσε μας... Tuokoe...</text:p>
      <text:p text:style-name="P1"/>
      <text:p text:style-name="P1">Θὰ βασιλέψη ὁ Κύριος στὸν αἰῶνα· ὁ Θεός σου, Σιὼν (θὰ εἶναι Θεὸς) σ᾿ ὅλες τὶς γενεὲς τῶν ἀνθρώπων. Bwana atatawala milele, Mungu wenu, Sayuni (atakuwa Mungu) katika vizazi vyote vya wanadamu.</text:p>
      <text:p text:style-name="P1"/>
      <text:p text:style-name="P1">Σῶσε μας... Tuokoe...</text:p>
      <text:p text:style-name="P1"/>
      <text:p text:style-name="P1">Δόξα στὸν Πατέρα καὶ τὸν Υἱὸ καὶ τὸ Ἅγιο Πνεῦμα, καὶ τώρα καὶ πάντα καὶ στοὺς ἀτελεύτητους αἰῶνες. Ἀμήν. Utukufu kwa Baba na Mwana na Roho Mtakatifu, sasa na milele na milele. Amina.</text:p>
      <text:p text:style-name="P1"/>
      <text:p text:style-name="P1">Μονογενὴ Υἱὲ καὶ Λόγε τοῦ Θεοῦ ἀθάνατε, σῶσε μας· ἐσὺ ποὺ καταδέχτηκες γιὰ τὴ δική μας σωτηρία νὰ σαρκωθῆς ἀπὸ τὴν ἁγία Θεοτόκο καὶ ἀειπάρθενο Μαρία καὶ νὰ γίνης ἄνθρωπος, χωρὶς νὰ πάψης νὰ εἶσαι Θεός, ποὺ ὡς ἄνθρωπος σταυρώθηκες καὶ νίκησες τὸ θάνατο, ποὺ εἶσαι ὁ ἕνας τῆς ἁγίας Τριάδας καὶ δοξάζεσαι μαζὶ μὲ τὸν Πατέρα καὶ τὸ Ἅγιο Πνεῦμα. Mwana wa pekee na Neno la Mungu ambaye alikufa, utuokoe; wewe uliyekubali kwa ajili ya wokovu wetu kufanyika mwili na Bikira Mtakatifu na Mariamu na kuwa mwanadamu bila kukoma kuwa Mungu, ambaye kama mwanadamu alisulubishwa na kushindwa kifo. , ambaye wewe ni mmoja wa Utatu Mtakatifu na unatukuzwa pamoja na Baba na Roho Mtakatifu.</text:p>
      <text:p text:style-name="P1"/>
      <text:p text:style-name="P3">Διάκονος Shemasi</text:p>
      <text:p text:style-name="P1"/>
      <text:p text:style-name="P1">Πάλι καὶ πάλι μὲ εἰρήνη ἂς παρακαλέσουμε τὸν Κύριο. Tena na tena kwa amani tumwombe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Βοήθησέ μας καὶ σῶσε μας, ἐλέησέ μας καὶ σὲ ὅλα διαφύλαξέ μας Θεέ, μὲ τὴ χάρη σου. Utusaidie na utuokoe, utuhurumie na utulinde katika kila jambo, Mungu, kwa neema yako.</text:p>
      <text:p text:style-name="P1"/>
      <text:p text:style-name="P3">Χορὸς Ngoma</text:p>
      <text:p text:style-name="P1"/>
      <text:p text:style-name="P1">Κύριε, ἐλέησον. Bwana, rehema.</text:p>
      <text:p text:style-name="P1"/>
      <text:p text:style-name="P3">Διάκονος Shemasi</text:p>
      <text:p text:style-name="P1"/>
      <text:p text:style-name="P1">Ἂς ἐπικαλεσθοῦμε τὴν παναγία, ἄχραντη, εὐλογημένη, ἔνδοξη κυρία μας Θεοτόκο καὶ ἀειπάρθενο Μαρία μαζὶ μὲ ὅλους τοὺς Ἁγίους, κι ἂς ἀφήσουμε ὁ καθένας μας κι ὅλοι μαζὶ τὸν ἑαυτό μας κι ὅλη μας τὴ ζωὴ στὸ Θεό μας Ἰησοῦ Χριστό. Wacha tumwite Bibi wetu mtakatifu, asiyemcha Mungu, aliyebarikiwa, mtukufu Theotokos na Bikira Maria pamoja na Watakatifu wote, na kila mmoja wetu na sisi sote na sisi wenyewe na maisha yetu yote tujisalimishe kwa Mungu wetu Yesu Kristo.</text:p>
      <text:p text:style-name="P1"/>
      <text:p text:style-name="P3">Χορὸς Ngoma</text:p>
      <text:p text:style-name="P1"/>
      <text:p text:style-name="P1">Σὲ σένα, Κύριε. Kwako, Bwana.</text:p>
      <text:p text:style-name="P1"/>
      <text:p text:style-name="P3">Εὐχὴ Ἀντιφώνου Γ´ Euchë Antiphonou C'</text:p>
      <text:p text:style-name="P1"/>
      <text:p text:style-name="P3">Ἱερεὺς Kuhani</text:p>
      <text:p text:style-name="P1"/>
      <text:p text:style-name="P1">Ἐσύ, ποὺ χάρισες σ᾿ ἐμᾶς αὐτὲς τὶς ὁμόγνωμες καὶ σύμφωνες προσευχές, ποὺ ὑποσχέθηκες νὰ ἐκπληρώνης ὅσα μονιασμένοι δυὸ καὶ τρεῖς μαζὶ ζητᾶνε στ᾿ ὄνομά σου· ἐσὺ καὶ τώρα κάμε νὰ εἶναι γιὰ καλὸ ὅ,τι ζητᾶνε οἱ δοῦλοι σου, δίνοντάς μας σὲ τοῦτο τὸν κόσμο νὰ καταλάβουμε τὴν ἀλήθειά σου, καὶ στὸν ἄλλο χαρίζοντάς μας τὴν αἰώνια ζωή. Wewe, uliyetupatia maombi haya yanayofanana na thabiti, uliyeahidi kutimiza yote ambayo wanaume wawili na watatu kwa pamoja, wanauliza kwa jina lako; mimi na sasa iwe kwa wema kwamba waja wako tuombe, ukitupa ulimwengu huu kuelewa. ukweli wako, na kwa mwingine kwa kutupa uzima wa milele.</text:p>
      <text:p text:style-name="P1"/>
      <text:p text:style-name="P1">Γιατὶ εἶσαι Θεὸς καλὸς καὶ φιλάνθρωπος καὶ σὲ σένα ἀναπέμπομε τὴ δοξολογία, στὸν Πατέρα, τὸν Υἱὸ καὶ τὸ Ἅγιο Πνεῦμα, τώρα καὶ πάντα καὶ στοὺς ἀτελεύτητους αἰῶνες. Kwa sababu wewe ni Mungu mwema na mfadhili, na kwako tunatuma sifa kwa Baba, Mwana na Roho Mtakatifu, sasa na siku zote na hata milele na milele.</text:p>
      <text:p text:style-name="P1"/>
      <text:p text:style-name="P3">Χορὸς Ngoma</text:p>
      <text:p text:style-name="P1"/>
      <text:p text:style-name="P3">Ἀμήν. Amina.</text:p>
      <text:p text:style-name="P1"/>
      <text:p text:style-name="P4">Η ΜΙΚΡΗ ΕΙΣΟΔΟΣ KIINGILIO KIDOGO</text:p>
      <text:p text:style-name="P1"/>
      <text:p text:style-name="P3">Ἐνῶ ψάλλεται τὸ Γ´ Ἀντίφωνο καὶ τὸ Ἀπολυτίκιο, γίνεται ἡ Εἴσοδος τοῦ Εὐαγγελίου. Wakati Antifoni ya Tatu na Apolytikio zinaimbwa, Kuingia kwa Injili hufanyika.</text:p>
      <text:p text:style-name="P3"/>
      <text:p text:style-name="P3">Χορὸς Ngoma</text:p>
      <text:p text:style-name="P1"/>
      <text:p text:style-name="P1">Αὐτὴ ἡ ἡμέρα εἶναι τοῦ Κυρίου, ἂς χαροῦμε σήμερα κι ἂς εὐφρανθῇ ἡ ψυχή μας. Siku hii ni ya Bwana, tufurahi leo na roho zetu zifurahi.</text:p>
      <text:p text:style-name="P1"/>
      <text:p text:style-name="P1">Ἂς δοξολογήσουν τὸ Θεὸ οἱ οὐρανοὶ καὶ ἡ γῆ. Mbingu na nchi zimsifu Mungu.</text:p>
      <text:p text:style-name="P1"/>
      <text:p text:style-name="P3">Διάκονος Shemasi</text:p>
      <text:p text:style-name="P1"/>
      <text:p text:style-name="P1">Ἂς παρακαλέσουμε τὸν Κύριο. Tumsihi Bwana.</text:p>
      <text:p text:style-name="P1"/>
      <text:p text:style-name="P3">Χορὸς Ngoma</text:p>
      <text:p text:style-name="P1"/>
      <text:p text:style-name="P1">Κύριε, ἐλέησον. Bwana, rehema.</text:p>
      <text:p text:style-name="P1"/>
      <text:p text:style-name="P3">Ἱερεὺς Kuhani</text:p>
      <text:p text:style-name="P1"/>
      <text:p text:style-name="P1">Δέσποτα Κύριε Θεέ μας, ποὺ ἔβαλες στοὺς οὐρανοὺς τάγματα καὶ στρατιὲς ἀγγέλων καὶ ἀρχαγγέλων γιὰ νὰ ὑπηρετοῦν τὴ δόξα σου, κάμε καὶ τώρα μὲ τὴν εἴσοδό μας ἅγιοι ἄγγελοι νὰ ἔλθουν, γιὰ νὰ λειτουργοῦν μαζί μας καὶ νὰ δοξάζουν τὴν καλωσύνη σου. Γιατὶ σὲ σένα πρέπει κάθε δόξα, τιμὴ καὶ προσκύνηση, στὸν Πατέρα, τὸν Υἱὸ καὶ τὸ Ἅγιο Πνεῦμα, τώρα καὶ πάντα καὶ στοὺς ἀτελεύτητους αἰῶνες. Ἀμήν. Bwana Mungu wetu, uliyeweka mbinguni majeshi na majeshi ya malaika na malaika wakuu kutumikia utukufu wako, sasa pia na kuingia kwetu malaika watakatifu waje kufanya kazi pamoja nasi na kutukuza wema wako. Kwa maana utukufu wote, heshima na ibada ni kwako Baba, Mwana na Roho Mtakatifu, sasa na siku zote na hata milele. Amina.</text:p>
      <text:p text:style-name="P1"/>
      <text:p text:style-name="P3">Διάκονος Shemasi</text:p>
      <text:p text:style-name="P1"/>
      <text:p text:style-name="P1">Δέσποτα, εὐλόγησε τὴν ἁγία εἴσοδο. Despot, ubariki mlango mtakatifu.</text:p>
      <text:p text:style-name="P1"/>
      <text:p text:style-name="P3">Ἱερεὺς Kuhani</text:p>
      <text:p text:style-name="P1"/>
      <text:p text:style-name="P1">Εὐλογημένη ἡ εἴσοδος τῶν ἁγίων σου· πάντα καὶ τώρα καὶ στοὺς ἀτελεύτητους αἰῶνες. Ἀμήν. Heri kuingia kwa watakatifu wako, siku zote na sasa na hata milele na milele. Amina.</text:p>
      <text:p text:style-name="P1"/>
      <text:p text:style-name="P3">Διάκονος Shemasi</text:p>
      <text:p text:style-name="P1"/>
      <text:p text:style-name="P1">Σοφία! Ὀρθοί. Sophia! Moja kwa moja.</text:p>
      <text:p text:style-name="P1"/>
      <text:p text:style-name="P3">Χορὸς Ngoma</text:p>
      <text:p text:style-name="P1"/>
      <text:p text:style-name="P1">Ἐλᾶτε, ἂς προσκυνήσουμε κι ἂς λατρέψουμε τὸ Χριστό. Njooni, tumwabudu na kumwabudu Kristo.</text:p>
      <text:p text:style-name="P1"/>
      <text:p text:style-name="P1">Σῶσε μας, Υἱὲ τοῦ Θεοῦ, ἀναστημένε ἀπὸ τοὺς νεκρούς, ὅλους ἐμᾶς ποὺ ψάλλουμε σ᾿ ἐσένα ἀλληλούϊα. Utuokoe, Mwana wa Mungu, uliyefufuka katika wafu, sisi sote tunaoimba haleluya kwako.</text:p>
      <text:p text:style-name="P1"/>
      <text:p text:style-name="P3">Μετὰ τὰ Ἀπολυτίκια καὶ τὸ Κοντάκιον. Baada ya Apolitikia na Kontakion.</text:p>
      <text:p text:style-name="P3"/>
      <text:p text:style-name="P3">Διάκονος Shemasi</text:p>
      <text:p text:style-name="P1"/>
      <text:p text:style-name="P1">Ἂς παρακαλέσουμε τὸν Κύριο. Tumsihi Bwana.</text:p>
      <text:p text:style-name="P1"/>
      <text:p text:style-name="P3">Χορὸς Ngoma</text:p>
      <text:p text:style-name="P1"/>
      <text:p text:style-name="P1">Κύριε, ἐλέησον. Bwana, rehema.</text:p>
      <text:p text:style-name="P1"/>
      <text:p text:style-name="P3">Ἱερεὺς Kuhani</text:p>
      <text:p text:style-name="P1"/>
      <text:p text:style-name="P1">Ὁ ἅγιος Θεός, ἐσὺ ποὺ βρίσκεις ἀνάπαυση στοὺς ἁγίους, ποὺ σὲ ἀνυμνοῦν τὰ Σεραφεὶμ καὶ σὲ δοξολογοῦν τὰ Χερουβεὶμ καὶ σὲ προσκυνεῖ κάθε ἐπουράνια δύναμη· ποὺ ἀπὸ τὸ μηδὲν δημιούργησες τὰ σύμπαντα· ποὺ ἔπλασες τὸν ἄνθρωπο «κατ᾿ εἰκόνα καὶ καθ᾿ ὁμοίωσιν» δική σου καὶ τὸν στόλισες μὲ κάθε χάρισμά σου· ποὺ σὲ ὅποιον ζητᾶ δίνεις σοφία καὶ φρονιμάδα καὶ δὲν παραβλέπεις ὅποιον ἁμαρτάνει, ἀλλὰ ἔβαλες νὰ ὑπάρχη μετάνοια γιὰ νὰ σωθῆ· ποὺ ἀξίωσες ἐμᾶς τοὺς ταπεινοὺς καὶ ἀνάξιους δούλους σου αὐτὴν ἐδῶ τὴν ὥρα νὰ σταθοῦμε μπροστὰ στὴ δόξα τῆς ἁγίας σου Τράπεζας καὶ νὰ προσφέρωμε τὴν προσκύνηση καὶ τὴ δοξολογία, ποὺ σοῦ πρέπει· ἐσύ, Δέσποτα, δέξου κι ἀπὸ μᾶς τοὺς ἁμαρτωλοὺς τὸν Τρισάγιο ὕμνο, κι ἔλα κοντά μας μέσα στὴν καλωσύνη σου· συγχώρεσέ μας κάθε ἁμάρτημα θελημένο ἢ ἀθέλητο· ἁγίασε τὶς ψυχές μας καὶ τὰ σώματα· καὶ δῶσε μας καθαροὶ καὶ ἅγιοι νὰ σὲ λατρεύωμε σ᾿ ὅλη μας τὴ ζωή· μὲ τὶς πρεσβεῖες τῆς ἁγίας Θεοτόκου κι ὅλων τῶν Ἁγίων, ποὺ ἔκαμαν τὸ θέλημά σου ἀπὸ τότε ποὺ ὑπάρχει ὁ κόσμος. Mungu mtakatifu, wewe upatao raha ndani ya watakatifu, wakusifuo Maserafi na kukutukuza Makerubi na mamlaka yote ya mbinguni yanakusujudia; uliyeumba ulimwengu bila kitu; uliyeumba mwanadamu kwa sura yako na sura yako wewe na wewe. kumpamba kwa karama zako zote; ampaye hekima na akili kila mtu aombaye, wala haangalii mtu atendaye dhambi, bali wewe ulileta toba ili tuokoke; uliyetudai sisi watumishi wako wanyenyekevu na wasiostahili wakati huu, kusimama mbele ya utukufu wa utukufu wako mtakatifu. Meza na tutoe ibada na sifa unayostahiki; wewe, Despot, ukubali kutoka kwetu wakosefu Wimbo wa Trisagio, na uje kwetu kwa wema wako; utusamehe kila dhambi, kwa kukusudia au bila kukusudia; uitakase roho na miili yetu; na utupe safi na takatifu ili kukuabudu katika maisha yetu yote, pamoja na balozi za Theotokos takatifu na za Watakatifu wote, ambao wamefanya mapenzi yako tangu kuwepo kwa ulimwengu.</text:p>
      <text:p text:style-name="P1"/>
      <text:p text:style-name="P1">Γιατὶ ἅγιος εἶσαι ὁ Θεός μας κι ἐμεῖς ἐσένα δοξάζομε, τὸν Πατέρα, τὸν Υἱὸ καὶ τὸ Ἅγιο Πνεῦμα, τώρα καὶ πάντα καὶ στοὺς ἀτελεύτητους αἰῶνες. Kwa sababu wewe ni mtakatifu Mungu wetu na tunakutukuza wewe, Baba, Mwana na Roho Mtakatifu, sasa na siku zote na hata milele na milele.</text:p>
      <text:p text:style-name="P1"/>
      <text:p text:style-name="P3">Χορὸς Ngoma</text:p>
      <text:p text:style-name="P1"/>
      <text:p text:style-name="P1">Ἀμήν. Amina.</text:p>
      <text:p text:style-name="P1"/>
      <text:p text:style-name="P4">Ο ΤΡΙΣΑΓΙΟΣ ΥΜΝΟΣ WIMBO WA TRISAGIO</text:p>
      <text:p text:style-name="P1"/>
      <text:p text:style-name="P1">Ἅγιος εἶσαι ὁ Θεός, ἅγιος καὶ ἰσχυρός, ἅγιος καὶ ἀθάνατος· ἐλέησέ μας. Mtakatifu wewe ni Mungu, mtakatifu na mwenye nguvu, mtakatifu na asiyeweza kufa: utuhurumie.</text:p>
      <text:p text:style-name="P1"/>
      <text:p text:style-name="P3">ΑΝΑΓΝΩΣΜΑΤΑ MASOMO</text:p>
      <text:p text:style-name="P3"/>
      <text:p text:style-name="P3">Διάκονος Shemasi</text:p>
      <text:p text:style-name="P1"/>
      <text:p text:style-name="P1">Ἂς προσέξουμε!... Σοφία. Ἂς προσέξουμε! Tuwe makini!... Sophia. Tuwe makini!</text:p>
      <text:p text:style-name="P1"/>
      <text:p text:style-name="P3">Ὁ Ἀναγνώστης ἀναγινώσκει ἐμμελῶς τὴν ἀποστολικὴν περικοπήν. Msomaji anarudia kwa makini kifungu cha kitume.</text:p>
      <text:p text:style-name="P1"/>
      <text:p text:style-name="P3">Ἱερεὺς Kuhani</text:p>
      <text:p text:style-name="P1"/>
      <text:p text:style-name="P1">Εἰρήνη σὲ σένα. Amani kwako.</text:p>
      <text:p text:style-name="P1"/>
      <text:p text:style-name="P3">Χορὸς Ngoma</text:p>
      <text:p text:style-name="P1"/>
      <text:p text:style-name="P1">Ἀλληλούϊα, ἀλληλούϊα, ἀλληλούϊα. Haleluya, haleluya, haleluya.</text:p>
      <text:p text:style-name="P1"/>
      <text:p text:style-name="P3">Διάκονος Shemasi</text:p>
      <text:p text:style-name="P1"/>
      <text:p text:style-name="P1">Ἂς παρακαλέσουμε τὸν Κύριο. Tumsihi Bwana.</text:p>
      <text:p text:style-name="P1"/>
      <text:p text:style-name="P3">Ἱερεὺς Kuhani</text:p>
      <text:p text:style-name="P1"/>
      <text:p text:style-name="P1">Λάμψε μέσα στὶς καρδιές μας, φιλάνθρωπε Δέσποτα (Χριστέ), τὸ καθαρὸ φῶς τῆς θεογνωσίας σου κι ἄνοιξε τὰ μάτια τοῦ λογισμοῦ μας, γιὰ νὰ καταλάβωμε τὰ εὐαγγελικά σου λόγια. Βάλε μέσα μας τὸ φόβο τῶν ἁγίων ἐντολῶν σου, γιὰ νὰ καταπατήσουμε ὅλες τὶς σαρκικὲς ἐπιθυμίες καὶ νὰ ζήσουμε ζωὴ πνευματική, καὶ νὰ φρονοῦμε καὶ νὰ κάνωμε ὅσα ἀρέσουν σὲ σένα. Γιατὶ ἐσύ ᾿σαι ὁ φωτισμὸς τῶν ψυχῶν καὶ τῶν σωμάτων μας, Χριστὲ ὁ Θεός, καὶ σένα δοξολογοῦμε μαζὶ μὲ τὸν ἄναρχο Πατέρα σου καὶ τὸ πανάγιο καὶ ἀγαθὸ καὶ ζωοποιό σου Πνεῦμα, τώρα καὶ πάντα καὶ στοὺς ἀτελεύτητους αἰῶνες. Ἀμήν. Angaza mioyoni mwetu, mfadhili Despot (Kristo), nuru ya wazi ya ujuzi wako wa kiungu na ufungue macho ya ufahamu wetu, ili tuweze kuelewa maneno yako ya injili. Weka ndani yetu hofu ya amri zako takatifu, ili tuweze kukanyaga tamaa zote za kimwili na kuishi maisha ya kiroho, na kufikiri na kufanya yale yanayokupendeza wewe. Kwa maana wewe ndiwe nuru ya roho zetu na miili yetu, Kristo Mungu, na tunakusifu pamoja na Baba yako mchafu na Roho wako mtakatifu na mwema na wa uzima, sasa na milele na milele. Amina.</text:p>
      <text:p text:style-name="P1"/>
      <text:p text:style-name="P1">Σοφία. Ὀρθοί! Ἂς ἀκούσωμε τὸ ἅγιο Εὐαγγέλιο. Εἰρήνη σὲ ὅλους. Sophia. Haki! Tusikie Injili Takatifu. Amani kwa wote.</text:p>
      <text:p text:style-name="P1"/>
      <text:p text:style-name="P3">Χορὸς Ngoma</text:p>
      <text:p text:style-name="P1"/>
      <text:p text:style-name="P1">Εἰρήνη καὶ στὸ πνεῦμα σου. Amani kwa roho yako pia.</text:p>
      <text:p text:style-name="P1"/>
      <text:p text:style-name="P3">Ἱερεὺς Kuhani</text:p>
      <text:p text:style-name="P1"/>
      <text:p text:style-name="P1">Ἂς προσέξουμε! Tuwe makini!</text:p>
      <text:p text:style-name="P1"/>
      <text:p text:style-name="P3">Ὁ Διάκονος ἀναγινώσκει ἐμμελῶς τὴν περικοπὴν τοῦ ἁγίου Εὐαγγελίου. Shemasi anakariri kifungu cha Injili Takatifu.</text:p>
      <text:p text:style-name="P3"/>
      <text:p text:style-name="P3">Ἱερεὺς Kuhani</text:p>
      <text:p text:style-name="P1"/>
      <text:p text:style-name="P1">Εἰρήνη σὲ σένα. Amani kwako.</text:p>
      <text:p text:style-name="P1"/>
      <text:p text:style-name="P3">Χορὸς Ngoma</text:p>
      <text:p text:style-name="P1"/>
      <text:p text:style-name="P1">Δόξα σὲ σένα, Κύριε· δόξα σὲ σένα. Utukufu kwako, Bwana, utukufu kwako.</text:p>
      <text:p text:style-name="P1"/>
      <text:p text:style-name="P4">ΕΚΤΕΝΗΣ ΔΕΗΣΙΣ TAMAA ILIYOPongezwa</text:p>
      <text:p text:style-name="P1"/>
      <text:p text:style-name="P3">Διάκονος Shemasi</text:p>
      <text:p text:style-name="P1"/>
      <text:p text:style-name="P1">Ἂς ποῦμε ὅλοι μας, μὲ ὅλη τὴν ψυχὴ καὶ μὲ ὅλο τὸ λογισμό μας· ἂς ποῦμε. Wacha tuseme, kwa roho zetu zote na kwa mawazo yetu yote; tuseme.</text:p>
      <text:p text:style-name="P1"/>
      <text:p text:style-name="P3">Χορὸς Ngoma</text:p>
      <text:p text:style-name="P1"/>
      <text:p text:style-name="P1">Κύριε, ἐλέησον· Κύριε, ἐλέησον· Κύριε, ἐλέησον. Bwana, rehema, Bwana, rehema, Bwana, rehema.</text:p>
      <text:p text:style-name="P1"/>
      <text:p text:style-name="P3">Διάκονος Shemasi</text:p>
      <text:p text:style-name="P1"/>
      <text:p text:style-name="P1">Κύριε παντοκράτορα, ὁ Θεὸς τῶν πατέρων μας, σὲ παρακαλοῦμε, ἄκουσε καὶ ἐλέησέ μας. Bwana Mwenyezi, Mungu wa baba zetu, tunakuomba, utusikie na utuhurumie.</text:p>
      <text:p text:style-name="P1"/>
      <text:p text:style-name="P1">Ἐλέησέ μας, Θεέ, μὲ τὴ μεγάλη σου ἀγάπη· σὲ παρακαλοῦμε, ἄκουσε καὶ ἐλέησέ μας. Utuhurumie, Ee Mungu, kwa upendo wako mkuu, tunakuomba, utusikie na utuhurumie.</text:p>
      <text:p text:style-name="P1"/>
      <text:p text:style-name="P1">Σὲ παρακαλοῦμε ἀκόμα γιὰ τοὺς εὐσεβεῖς καὶ ὀρθόδοξους χριστιανούς. Pia tunakusihi kwa ajili ya Wakristo wachamungu na wa kiorthodox.</text:p>
      <text:p text:style-name="P1"/>
      <text:p text:style-name="P1">Σὲ παρακαλοῦμε ἀκόμα γιὰ τὸν ἀρχιεπίσκοπό μας... γιὰ τοὺς ἱερεῖς, τοὺς διακόνους καὶ τοὺς μοναχοὺς καὶ γιὰ ὅλη μας τὴν ἱερατικὴ στὸ ὄνομα τοῦ Χριστοῦ ἀδελφότητα. Bado tunakusihi kwa askofu wetu mkuu... kwa mapadre, mashemasi na watawa na undugu wetu wote wa kikuhani katika jina la Kristo.</text:p>
      <text:p text:style-name="P1"/>
      <text:p text:style-name="P1">Σὲ παρακαλοῦμε ἀκόμα νὰ ἐλεήσης, νὰ δώσης ζωή, εἰρήνη, ὑγεία καὶ σωτηρία, νὰ προστατέψης, νὰ συγχωρέσης καὶ νὰ ἀφήσῃς τὶς ἁμαρτίες τῶν δούλων σου, ὅλων τῶν εὐσεβῶν καὶ ὀρθοδόξων χριστιανῶν, ποὺ κατοικοῦν καὶ μένουν σ᾿ αὐτὴν ἐδῶ τὴν πόλη καὶ τὴν ἐνορία, τῶν ἐπιτρόπων καὶ τῶν συνδρομητῶν αὐτῆς ἐδῶ τῆς Ἐκκλησίας, μαζὶ μὲ τὶς γυναῖκες καὶ τὰ παιδιά τους. <text:s text:c="1270"/>Tunakuomba pia utuhurumie, utupe uzima, amani, afya na wokovu, kulinda, kusamehe na kusamehe dhambi za waja wako, za Wakristo wote wacha Mungu na wa Orthodox wanaoishi na kuishi katika mji huu na parokia yake. makamishna na waliojiandikisha hapa wa Kanisa, pamoja na wanawake na watoto wao.</text:p>
      <text:p text:style-name="P1"/>
      <text:p text:style-name="P1">Σὲ παρακαλοῦμε ἀκόμα γιὰ τοὺς μακαρίτες καὶ ἀείμνηστους ποὺ ἔκτισαν αὐτὴν ἐδῶ τὴν Ἐκκλησία καὶ γιὰ ὅλους τοὺς πατέρες καὶ ἀδελφούς μας, ποὺ ἀναπαύθηκαν κι εἶναι θαμμένοι ἐδῶ, μὲ τὴν ἐλπίδα τῆς ἀνάστασης, καθὼς καὶ ὅλους τοὺς ὀρθοδόξους ὅλου τοῦ κόσμου. Tunakuomba pia kwa heri na marehemu ambao walijenga Kanisa hili hapa na kwa ajili ya baba na ndugu zetu wote, ambao walipumzika na kuzikwa hapa, kwa matumaini ya ufufuo, pamoja na Orthodox yote ya dunia nzima.</text:p>
      <text:p text:style-name="P1"/>
      <text:p text:style-name="P1">Σὲ παρακαλοῦμε ἀκόμα γιὰ ὅλους ποὺ συνεισφέρουν καὶ βοηθᾶνε στὸν ἱερὸ καὶ ἅγιο τοῦτο ναό, γιὰ κείνους ποὺ ἐργάζονται καὶ γιὰ κείνους ποὺ ψάλλουν, καὶ γιὰ ὅλο τὸ λαό, ποὺ εἶναι τώρα ἐδῶ καὶ περιμένουν ἀπὸ σένα τὸ μέγα καὶ πλούσιο ἔλεος. Pia tunakuomba kwa ajili ya wale wote wanaochangia na kusaidia katika hekalu hili takatifu na takatifu, kwa ajili ya wale wanaofanya kazi na kwa ajili ya wale wanaoimba, na kwa ajili ya watu wote ambao wako hapa sasa na kutarajia kutoka kwako rehema kubwa na nyingi.</text:p>
      <text:p text:style-name="P1"/>
      <text:p text:style-name="P3">Ἱερεὺς Kuhani</text:p>
      <text:p text:style-name="P1"/>
      <text:p text:style-name="P1">Κύριε Θεέ μας, δέξου αὐτὴ τὴ μεγάλη καὶ θερμὴ παράκληση, ποὺ σοῦ κάνομε οἱ δοῦλοι σου, καὶ ἐλέησέ μας μέσα στὴν πολλή σου ἀγάπη· καὶ στεῖλε τὴν εὐσπλαχνία σου σὲ μᾶς καὶ σ᾿ ὅλο τὸ λαό σου, ποὺ περιμένει ἀπὸ σένα τὸ πλούσιο ἔλεος. Ee Bwana, Mungu wetu, ulikubali ombi hili kuu na la bidii, tunalokuomba sisi watumishi wako, ukaturehemu kwa rehema zako kuu; utume rehema zako kwetu sisi na kwa watu wako wote wanaongojea wingi wa rehema zako.</text:p>
      <text:p text:style-name="P1"/>
      <text:p text:style-name="P1">Γιατὶ ἐσύ ᾿σαι Θεός, ποὺ ἐλεῆς κι ἀγαπᾶς τοὺς ἀνθρώπους καὶ σένα ἐμεῖς δοξολογοῦμε, τὸν Πατέρα, τὸν Υἱὸ καὶ τὸ Ἅγιο Πνεῦμα, τώρα καὶ πάντα καὶ στοὺς ἀτελεύτητους αἰῶνες. Kwa sababu wewe ni Mungu, mwenye huruma na kupenda watu na tunakusifu wewe, Baba, Mwana na Roho Mtakatifu, sasa na siku zote na hata milele na milele.</text:p>
      <text:p text:style-name="P1"/>
      <text:p text:style-name="P3">Χορὸς Ngoma</text:p>
      <text:p text:style-name="P1"/>
      <text:p text:style-name="P1">Ἀμήν. Amina.</text:p>
      <text:p text:style-name="P1"/>
      <text:p text:style-name="P4">ΔΕΗΣΙΣ ΥΠΕΡ ΤΩΝ ΚΑΤΗΧΟΥΜΕΝΩΝ DESIS KWA UPENDO WA MAKAMATA</text:p>
      <text:p text:style-name="P1"/>
      <text:p text:style-name="P3">Διάκονος Shemasi</text:p>
      <text:p text:style-name="P1"/>
      <text:p text:style-name="P1">Προσευχηθῆτε οἱ κατηχούμενοι στὸν Κύριο. Makatekista, ombeni kwa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Οἱ πιστοὶ ἂς προσευχηθοῦμε γιὰ τοὺς κατηχούμενους. Waamini tuwaombee walio katekisimu.</text:p>
      <text:p text:style-name="P1"/>
      <text:p text:style-name="P1">Γιὰ νὰ τοὺς ἐλεήση ὁ Κύριος. Ili Bwana awarehemu.</text:p>
      <text:p text:style-name="P1"/>
      <text:p text:style-name="P1">Γιὰ νὰ τοὺς κατηχήση τὸ λόγο τῆς ἀλήθειας. Kuwafundisha neno la kweli.</text:p>
      <text:p text:style-name="P1"/>
      <text:p text:style-name="P1">Γιὰ νὰ τοὺς φανερώση τὸ Εὐαγγέλιο τῆς δικαιοσύνης. Ili Injili ya haki ifunuliwe kwao.</text:p>
      <text:p text:style-name="P1"/>
      <text:p text:style-name="P1">Γιὰ νὰ τοὺς ἑνώση μὲ τὴν ἁγία του καθολικὴ καὶ ἀποστολικὴ Ἐκκλησία. Kuwaunganisha na Kanisa lake takatifu katoliki na la kitume.</text:p>
      <text:p text:style-name="P1"/>
      <text:p text:style-name="P1">Σῶσε, ἐλέησε, βοήθησε καὶ φύλαξέ τους, Θεέ, μὲ τὴ χάρη σου. Okoa, kuwahurumia, kuwasaidia na kuwalinda, Mungu, kwa neema yako.</text:p>
      <text:p text:style-name="P1"/>
      <text:p text:style-name="P1">Οἱ κατηχούμενοι, σκύψτε τὰ κεφάλια σας στὸν Κύριο. Makatekista, ingieni Bwana vichwa vyenu.</text:p>
      <text:p text:style-name="P1"/>
      <text:p text:style-name="P3">Ἱερεὺς Kuhani</text:p>
      <text:p text:style-name="P1"/>
      <text:p text:style-name="P1">Κύριε, Θεέ μας, ποὺ κατοικεῖς ψηλὰ στὸν οὐρανὸ καὶ βλέπεις ἐδῶ κάτω στὴ γῆ, ποὺ γιὰ τὴ σωτηρία τοῦ ἀνθρώπινου γένους ἔστειλες τὸν μονογενή σου Υἱὸ καὶ Θεό, τὸν Κύριό μας Ἰησοῦ Χριστό, ρίξε τὴ ματιά σου ἐπάνω στοὺς δούλους σου τοὺς κατηχούμενους, ποὺ ἔχουν σκύψει τώρα τὰ κεφάλια τους σὲ σένα· καὶ ἀξίωσέ τους στὸν κατάλληλο καιρὸ νὰ πάρουν τὸ λουτρὸ ποὺ θὰ τοὺς ξαναγεννήση, νὰ συγχωρεθοῦν οἱ ἁμαρτίες τους καὶ νὰ φορέσουν τὸ ἔνδυμα τῆς ἄφθαρτης ζωῆς· ἕνωσέ τους μὲ τὴν ἁγία σου καθολικὴ καὶ ἀποστολικὴ Ἐκκλησία καὶ λογάριασέ τους μὲ τὰ πρόβατα τοῦ διαλεχτοῦ σου ποιμνίου. Bwana, Mungu wetu, unayeishi juu mbinguni na anayetazama chini duniani, uliyemtuma Mwana wako wa pekee na Mungu, Bwana wetu Yesu Kristo, kwa ajili ya wokovu wa wanadamu, Bwana wetu Yesu Kristo, uwaangalie watumishi wako makatekista, sasa wameinamisha vichwa vyao mbele yako; na umewastahili kwa wakati ufaao kuoga ambayo itawafanya kuzaliwa upya, wapate kusamehewa dhambi zao na kuvaa vazi la uzima usioharibika; uwaunganishe na Kanisa lako takatifu katoliki na la mitume na hesabu. pamoja na kondoo wa kundi lako ulilochagua.</text:p>
      <text:p text:style-name="P1"/>
      <text:p text:style-name="P1">Γιὰ νὰ δοξάζουν κι αὐτοὶ μαζί μας τὸ ὁλοτίμητο καὶ μεγαλόπρεπο ὄνομά σου, τοῦ Πατέρα καὶ τοῦ Υἱοῦ καὶ τοῦ Ἁγίου Πνεύματος, τώρα καὶ πάντα καὶ στοὺς ἀτελεύτητους αἰῶνες. Ili wao pia walitukuze pamoja nasi jina lako tukufu na tukufu, la Baba na la Mwana na la Roho Mtakatifu, sasa na milele na milele.</text:p>
      <text:p text:style-name="P1"/>
      <text:p text:style-name="P3">Χορὸς Ngoma</text:p>
      <text:p text:style-name="P1"/>
      <text:p text:style-name="P1">Ἀμήν. Amina.</text:p>
      <text:p text:style-name="P1"/>
      <text:p text:style-name="P3">Διάκονος Shemasi</text:p>
      <text:p text:style-name="P1"/>
      <text:p text:style-name="P1">Ὅσοι εἴσαστε κατηχούμενοι νὰ πηγαίνετε· οἱ κατηχούμενοι νὰ πηγαίνετε· ὅσοι εἴσαστε κατηχούμενοι, νὰ πηγαίνετε. Κανένας ἐδῶ ἀπὸ τοὺς κατηχούμενους. Ninyi nyote mliofunzwa, nendeni; wale mliofunzwa, nendeni; ninyi nyote mliofunzwa, nendeni. Hakuna hata mmoja wa makatekista hapa.</text:p>
      <text:p text:style-name="P1"/>
      <text:p text:style-name="P4">Η ΛΕΙΤΟΥΡΓΙΑ ΤΩΝ ΠΙΣΤΩΝ KAZI YA WAUMINI</text:p>
      <text:p text:style-name="P1"/>
      <text:p text:style-name="P3">Διάκονος Shemasi</text:p>
      <text:p text:style-name="P1"/>
      <text:p text:style-name="P1">Ὅσοι εἴμαστε πιστοί, ξανὰ καὶ πάλι μὲ εἰρήνη ἂς παρακαλέσουμε τὸν Κύριο. Sisi sote tulio waamini, tumwombe Bwana tena na tena kwa amani.</text:p>
      <text:p text:style-name="P1"/>
      <text:p text:style-name="P1">Βοήθησέ μας καὶ σῶσε μας, ἐλέησέ μας καὶ σὲ ὅλα διαφύλαξέ μας, Θεέ, μὲ τὴ χάρη σου. Σοφία. Utusaidie na utuokoe, utuhurumie na utulinde katika kila jambo, Mungu, kwa neema yako. Sophia.</text:p>
      <text:p text:style-name="P1"/>
      <text:p text:style-name="P3">Χορὸς Ngoma</text:p>
      <text:p text:style-name="P1"/>
      <text:p text:style-name="P1">Κύριε, ἐλέησον. Bwana, rehema.</text:p>
      <text:p text:style-name="P1"/>
      <text:p text:style-name="P3">Ἱερεὺς <text:s text:c="1616"/>Kuhani</text:p>
      <text:p text:style-name="P1"/>
      <text:p text:style-name="P1">Σὲ εὐχαριστοῦμε, Κύριε ὁ Θεός, ποὺ ἐξουσιάζεις τὶς οὐράνιες δυνάμεις, γιατὶ μᾶς ἀξίωσες νὰ σταθοῦμε καὶ τώρα μπροστὰ στὸ ἅγιο θυσιαστήριό σου καὶ νὰ παρακαλέσουμε ταπεινὰ τὴν εὐσπλαχνία σου γιὰ τὰ δικά μας ἁμαρτήματα καὶ γιὰ τοῦ λαοῦ τὰ ἀγνοήματα. Δέξου, Θεέ, τὴ δέησή μας· κάνε μας νὰ γίνωμε ἄξιοι γιὰ νὰ σοῦ προσφέρωμε δεήσεις, θερμὲς προσευχὲς καὶ ἀναίμακτες θυσίες γιὰ ὅλο τὸ λαό σου· καὶ κάνε μας ἱκανούς, ἐμᾶς ποὺ μᾶς ἔβαλες σὲ τούτη ἐδῶ τὴν ὑπηρεσία σου μὲ τὴ δύναμη τοῦ Ἁγίου σου Πνεύματος, ἀκατάκριτα καὶ ἀνεμπόδιστα, μὲ καθαρὴ τὴ μαρτυρία τῆς συνείδησής μας, νὰ ζητοῦμε τὴ βοήθειά σου σὲ κάθε καιρὸ καὶ τόπο, γιὰ νὰ μᾶς ἀκοῦς καὶ νὰ μᾶς λυπᾶσαι μέσα στὴ μεγάλη σου καλωσύνη. Tunakushukuru ee Bwana Mungu unayetawala nguvu za mbinguni kwa sababu umestahili sisi kusimama mbele ya madhabahu yako takatifu na kuomba rehema zako kwa unyenyekevu kwa ajili ya dhambi zetu na ujinga wa watu. Ee Mungu, utupokee maombi yetu, utufanye tustahili kukutolea dua, sala za bidii na dhabihu zisizo na damu kwa ajili ya watu wako wote; na utufanye tuwe na uwezo sisi tuliotuweka hapa katika huduma yako kwa uwezo wa Mtakatifu wa Roho wako. bila lawama na bila kizuizi, kwa ushuhuda safi wa dhamiri yetu, kuomba msaada wako kila wakati na mahali, ili utusikie na utuhurumie kwa fadhili zako nyingi.</text:p>
      <text:p text:style-name="P1"/>
      <text:p text:style-name="P1">Γιατὶ σὲ σένα πρέπει κάθε δόξα, τιμὴ καὶ προσκύνηση, τὸν Πατέρα καὶ τὸν Υἱὸ καὶ τὸ Ἅγιο Πνεῦμα, τώρα καὶ πάντα καὶ στοὺς ἀτελεύτητους αἰῶνες. Kwa maana ni kwako utukufu, heshima na ibada, Baba na Mwana na Roho Mtakatifu, sasa na siku zote na hata milele.</text:p>
      <text:p text:style-name="P1"/>
      <text:p text:style-name="P3">Χορὸς Ngoma</text:p>
      <text:p text:style-name="P1"/>
      <text:p text:style-name="P1">Ἀμήν. Amina.</text:p>
      <text:p text:style-name="P1"/>
      <text:p text:style-name="P3">Διάκονος Shemasi</text:p>
      <text:p text:style-name="P1"/>
      <text:p text:style-name="P1">Πάλι καὶ πάλι μὲ εἰρήνη, ἂς παρακαλέσουμε τὸν Κύριο. Tena na tena kwa amani, tumwombe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Βοήθησέ μας καὶ σῶσε μας, ἐλέησέ μας καὶ σὲ ὅλα διαφύλαξέ μας, Θεέ, μὲ τὴ χάρη σου. Utusaidie na utuokoe, utuhurumie na utulinde katika kila jambo, Mungu, kwa neema yako.</text:p>
      <text:p text:style-name="P1"/>
      <text:p text:style-name="P3">Χορὸς Ngoma</text:p>
      <text:p text:style-name="P1"/>
      <text:p text:style-name="P1">Κύριε, ἐλέησον. Bwana, rehema.</text:p>
      <text:p text:style-name="P1"/>
      <text:p text:style-name="P3">Διάκονος Shemasi</text:p>
      <text:p text:style-name="P1"/>
      <text:p text:style-name="P1">Σοφία! Sophia!</text:p>
      <text:p text:style-name="P1"/>
      <text:p text:style-name="P3">Ἱερεὺς Kuhani</text:p>
      <text:p text:style-name="P1"/>
      <text:p text:style-name="P1">Πάλι καὶ πολλὲς φορὲς πέφτομε μπροστά σου καὶ σὲ παρακαλοῦμε, ἀγαθὲ καὶ φιλάνθρωπε, γιὰ νὰ σκύψης, νὰ μᾶς ἀκούσῃς καὶ νὰ καθαρίσῃς τὶς ψυχές μας καὶ τὰ σώματα ἀπὸ κάθε σαρκικὸ καὶ πνευματικὸ μολυσμό, καὶ νὰ μᾶς δώσης νὰ σταθοῦμε μπροστὰ στὸ ἅγιο θυσιαστήριό σου, χωρὶς ἐνοχὴ καὶ χωρὶς κατάκριση. Καὶ σ᾿ αὐτοὺς ποὺ προσεύχονται μαζί μας χάρισε, Θεέ, νὰ προκόβουν στὸ βίο καὶ στὴν πίστη καὶ σὲ πνευματικὴ φρόνηση· δῶσ᾿ τους νὰ σὲ λατρεύουν πάντα μὲ φόβο καὶ ἀγάπη, νὰ κοινωνοῦν τὰ ἅγια μυστήριά σου χωρὶς κατάκριση καὶ νὰ ἀξιωθοῦν τὴν ἐπουράνια βασιλεία σου. <text:s text:c="1066"/>Tena na tena mara nyingi tunaanguka mbele zako na tunakusihi, mwema na mfadhili, uiname, utusikilize na kusafisha roho zetu na miili yetu kutokana na uchafuzi wote wa kimwili na wa kiroho, na utujalie kusimama mbele ya madhabahu yako takatifu. , bila hatia na bila kukosolewa. Na wale wanaoomba pamoja nasi, ee Mungu, wajalie kukua katika uzima na imani na utambuzi wa kiroho; uwajalie wakuabudu daima kwa hofu na upendo, washiriki mafumbo yako matakatifu bila kukosolewa. wanaweza kustahili ufalme wa mbinguni wewe.</text:p>
      <text:p text:style-name="P1"/>
      <text:p text:style-name="P1">Γιὰ νὰ μᾶς φυλάσση καὶ νὰ μᾶς προστατεύη πάντα ἡ δύναμή σου, καὶ νὰ δοξάζουμε ἐσένα, τὸν Πατέρα, τὸν Υἱὸ καὶ τὸ Ἅγιο Πνεῦμα, τώρα καὶ πάντα καὶ στοὺς ἀτελεύτητους αἰῶνες. Ili uweza wako utulinde na kutulinda daima, na tukutukuze wewe, Baba, Mwana na Roho Mtakatifu, sasa na siku zote na hata milele.</text:p>
      <text:p text:style-name="P1"/>
      <text:p text:style-name="P3">Χορὸς Ngoma</text:p>
      <text:p text:style-name="P1"/>
      <text:p text:style-name="P1">Ἀμήν. Amina.</text:p>
      <text:p text:style-name="P1"/>
      <text:p text:style-name="P4">Ὁ Χερουβικὸς ὕμνος Wimbo wa Kerubi</text:p>
      <text:p text:style-name="P1"/>
      <text:p text:style-name="P1">Ἐμεῖς, ποὺ μυστικὰ εἰκονίζομε τὰ χερουβεὶμ καὶ ψάλλομε στὴ ζωοποιὸ Τριάδα τὸν τρισάγιο ὕμνο, ἂς ἀφήσουμε κάθε βιοτικὴ μέριμνα, γιὰ νὰ ὑποδεχθοῦμε τὸν Βασιλέα τῶν ὅλων, ποὺ ἀόρατα συνοδεύεται ἀπὸ τὶς ἀγγελικὲς τάξεις. Ἀλληλούϊα. Sisi, tunaowawazia kwa siri makerubi na kumwimbia Utatu mwumba mnyama ule wimbo wa sehemu tatu, tuache kila jambo la kibiolojia kumkaribisha Mfalme wa wote, ambaye bila kuonekana anafuatana na safu za malaika. Aleluya.</text:p>
      <text:p text:style-name="P1"/>
      <text:p text:style-name="P3">Εὐχὴ Χερουβικοῦ ὕμνου Wish of Cherubic Hymn</text:p>
      <text:p text:style-name="P1"/>
      <text:p text:style-name="P3">Ἱερεὺς Kuhani</text:p>
      <text:p text:style-name="P1"/>
      <text:p text:style-name="P1">Κανένας ἀπὸ κείνους ποὺ εἶναι δεμένοι μὲ τὶς σαρκικὲς ἐπιθυμίες καὶ ἡδονές, δὲν εἶναι ἄξιος νά ᾿ρχεται καὶ νὰ πλησιάζη καὶ νὰ σὲ λειτουργῆ, ἔνδοξε Βασιλέα. Γιατὶ εἶναι μεγάλο καὶ φοβερὸ νὰ σὲ ὑπηρετοῦν καὶ σ᾿ αὐτὲς τὶς ἐπουράνιες δυνάμεις. Ἀλλ᾿ ὅμως γιὰ τὴν ἀνέκφραστη καὶ ἀμέτρητη φιλανθρωπία σου, χωρὶς νὰ πάψης νὰ εἶσαι Θεὸς καὶ χωρὶς νὰ ἀλλάξης, ἔγινες ἄνθρωπος καὶ ὑπῆρξες ἀρχιερέας μας καὶ μᾶς ἄφησες αὐτὴν ἐδῶ τὴ λειτουργία καὶ τὴν ἱερουργία τῆς ἀναίμακτης θυσίας, σὰν Δεσπότης ποὺ εἶσαι τῶν ὅλων. Γιατὶ ἐσὺ μόνος, Κύριε καὶ Θεέ μας, ἐξουσιάζεις τὰ ἐπουράνια καὶ τὰ ἐπίγεια, ἐσὺ ποὺ ἔχεις τὸ θρόνο σου ἐπάνω στὰ Χερουβείμ, ποὺ εἶσαι ὁ Κύριος τῶν Σεραφεὶμ κι ὁ Βασιλέας τοῦ Ἰσραήλ, ὁ μόνος ἅγιος, ποὺ βρίσκεις ἀνάπαυση στοὺς ἁγίους. Ἐσένα λοιπὸν θερμὰ παρακαλῶ, ποὺ ἐσὺ μόνον εἶσαι ὅλο καλωσύνη καὶ πρόθυμος νὰ ἀκούσῃς· ρίξε τὴ ματιά σου ἐπάνω σὲ μένα τὸν ἁμαρτωλὸ καὶ τιποτένιο δοῦλο σου, καὶ καθάρισε τὴν ψυχὴ καὶ τὴν καρδιά μου ἀπὸ κάθε πονηρία μέσα μου, καὶ κάνε με ἱκανό, ντυμένο μὲ τὴ χάρη τῆς ἱερωσύνης, νὰ σταθῶ μπροστὰ σὲ τούτη τὴν ἁγία σου Τράπεζα καὶ νὰ ἱερουργήσω τὸ ἅγιο καὶ ἄχραντο σῶμα σου καὶ τὸ τίμιο αἷμα. Γιατὶ σὲ σένα τώρα ἔρχομαι, σκύβω τὸ κεφάλι μου καὶ σὲ παρακαλῶ· μὴ μοῦ γυρίσης τὸ πρόσωπό σου καὶ μὴ μὲ ξεχωρίσης ἀπὸ τὰ παιδιά σου, ἀλλὰ ἀξίωσέ με τὸν ἁμαρτωλὸ καὶ ἀνάξιο δοῦλο σου νὰ σοῦ προσφέρω τοῦτα τὰ δῶρα. Γιατὶ ἐσὺ εἶσαι ἐκεῖνος ποὺ προσφέρεις καὶ προσφέρεσαι, ἐκεῖνος ποὺ δέχεσαι τὰ δῶρα καὶ ὁ ἴδιος ποὺ μοιράζεσαι Χριστὲ Θεέ μας, κι ἐμεῖς ἐσένα δοξάζομε μαζὶ μὲ τὸν ἄναρχο Πατέρα σου καὶ τὸ πανάγιο καὶ ἀγαθὸ καὶ ζωοποιὸ Πνεῦμα, τώρα καὶ πάντα καὶ στοὺς ἀτελεύτητους αἰῶνες. Ἀμήν. <text:s/>Hakuna hata mmoja wa wale ambao wamefungamana na tamaa na anasa za kimwili anayestahili kuja na kukukaribia na kukutumikia wewe, Mfalme mtukufu. Kwa sababu ni jambo kuu na la kustaajabisha kutumikiwa na mamlaka hizi za mbinguni pia. Lakini kwa upendo wako usioelezeka na usio na kipimo, bila kuacha kuwa Mungu na bila kubadilika, ukawa mtu na ukawa kuhani wetu mkuu na ulituacha hapa huduma hii na ukuhani wa dhabihu isiyo na damu, kama Mtawala ambaye wewe ni wa wote. . Kwa maana wewe peke yako, Bwana na Mungu wetu, unayetawala mbingu na dunia, wewe uliye na kiti chako juu ya Makerubi, ambaye ni Bwana wa Maserafi na Mfalme wa Israeli, mtakatifu wa pekee, ambaye hupata raha ndani ya watakatifu. Basi nakusihi sana, wewe peke yako uliye wema wote na upendao kusikia: Uniangalie mimi mtumishi wako mwenye dhambi na asiyefaa, uitakase nafsi yangu na moyo wangu na uovu wote ulio ndani yangu, na unifanye niwe na uwezo, kuvikwa neema ya ukuhani. , kusimama mbele ya madhabahu hii takatifu yako na kuuweka wakfu mwili wako takatifu na safi na damu yako takatifu. Kwa maana sasa naja kwako, nainamisha kichwa changu nakuomba; usinigeuzie uso wako, wala usinitenge na watoto wako, bali nikubali mimi kama mtumishi wako mwenye dhambi na asiyestahili ili nikupe zawadi hizi. Kwa sababu wewe ndiwe utoaye na kutolewa, unayekubali karama na mshiriki Kristo Mungu wetu, na tunakutukuza pamoja na Baba yako wa kishetani na Roho Mtakatifu na mwema na wa kuhuisha. daima na milele na milele. Amina.</text:p>
      <text:p text:style-name="P1"/>
      <text:p text:style-name="P1">Κύριε, πλένω τὰ χέρια μου μὲ ἀθωότητα καὶ πατῶ τὸν ἱερὸ χῶρο γύρω ἀπὸ τὴν ἁγία σου Τράπεζα. Μέσα στὴ σύναξη τῆς Ἐκκλησίας σὲ δοξολογεῖ ἡ φωνή μου καὶ διηγοῦμαι ὅλα τὰ θαυμάσια ἔργα σου. Κύριε, ἀγάπησα τὴν τάξη καὶ τὴν ὀμορφιὰ τοῦ σπιτιοῦ σου καὶ τὸν τόπο ἐδῶ ποὺ μένει ἡ δόξα σου. Φύλαξέ με, κι ἂς μὴν πάω κι ἐγὼ μαζὶ μὲ τοὺς ἀσεβεῖς, κι ἂς μὴ χαθῆ ἡ ζωή μου μὲ κείνους, ποὺ τὰ χέρια τους εἶναι γεμάτα αἵματα, ἀνομίες καὶ δωροδοκίες. Λυπήσου με καὶ γλύτωσέ με, γιατὶ ἐγὼ πορεύτηκα στὴ ζωή μου μὲ ἀκακία· Κύριε, περπατῶ στὸν ἴσιο δρόμο κι εἶναι χαρὰ (γιὰ μένα) νὰ σὲ ὑμνῶ μέσα στὴ σύναξη τῆς Ἐκκλησίας. Bwana, ninanawa mikono yangu kwa kutokuwa na hatia na kukanyaga mahali patakatifu kuzunguka Meza yako takatifu. Katika kusanyiko la Kanisa sauti yangu inakutukuza na ninasimulia matendo yako yote ya ajabu. Bwana, nilipenda mpangilio na uzuri wa nyumba yako na mahali unapokaa utukufu wako. Unilinde, nisiende pamoja na waovu, wala usiache uhai wangu uangamie pamoja na wale ambao mikono yao imejaa damu, maovu na rushwa. Unihurumie na uniokoe, kwa maana nimetembea maishani mwangu na mti wa mshita; Bwana, natembea katika njia iliyonyooka na ni furaha (kwangu) kukusifu katika kusanyiko la Kanisa.</text:p>
      <text:p text:style-name="P1"/>
      <text:p text:style-name="P1">Ἀδελφοί, συγχωρῆστε με τὸν ἁμαρτωλό. Ndugu, msameheni mwenye dhambi.</text:p>
      <text:p text:style-name="P1"/>
      <text:p text:style-name="P1">Ἐκείνους ποὺ μᾶς μισοῦν κι ἐκείνους ποῦ μᾶς ἀγαποῦν συγχώρησέ τους, Κύριε. Wasamehe wale wanaotuchukia na wale wanaotupenda, Bwana.</text:p>
      <text:p text:style-name="P1"/>
      <text:p text:style-name="P1">Θεέ μας, Θεέ μας, ἐσὺ ποὺ ἔστειλες τὸν Κύριό μας Ἰησοῦ Χριστό, τὸν οὐράνιο ἄρτο, ποὺ εἶναι ἡ τροφὴ ὅλου τοῦ κόσμου, γιὰ νὰ εἶναι ὁ σωτήρας καὶ λυτρωτὴς καὶ εὐεργέτης, νὰ μᾶς εὐλογῆ καὶ νὰ μᾶς ἁγιάζη· ἐσὺ εὐλόγησε κι αὐτὴν ἐδῶ τὴν πρόθεση καὶ δέξου την στὸ ὑπερουράνιο θυσιαστήριό σου. Ἔτσι καλὸς ποὺ εἶσαι κι ἀγαπᾶς τοὺς ἀνθρώπους, θυμήσου ἐκείνους ποὺ πρόσφεραν αὐτὰ τὰ δῶρα κι ἐκείνους γιὰ τοὺς ὁποίους τὰ ἔφεραν ἐδῶ, κι ἐμᾶς τοὺς ἱερεῖς φύλαξέ μας ἀπὸ κάθε κρίμα, τώρα ποὺ ἱερουργοῦμε τὰ θεῖα σου μυστήρια. Γιατὶ εἶναι ἁγιασμένο καὶ δοξασμένο τὸ ὁλοτίμητο καὶ μεγαλόπρεπο ὄνομά σου, τοῦ Πατέρα καὶ τοῦ Υἱοῦ καὶ τοῦ Ἁγίου Πνεύματος, τώρα καὶ πάντα καὶ στοὺς ἀτελεύτητους αἰῶνες. Ἀμήν. Mungu wetu, Mungu wetu, uliyemtuma Bwana wetu Yesu Kristo, mkate wa mbinguni, ambao ni chakula cha ulimwengu wote, kuwa mwokozi na mkombozi na mfadhili, ili kutubariki na kututakasa; pia umembariki hapa. nia na ukubali katika madhabahu yako ya mbinguni. Kwa kuwa wewe ni mwema na unawapenda watu, wakumbuke waliotoa zawadi hizi na wale waliozileta hapa kwa ajili yao, na sisi mapadre utulinde na aibu yote, sasa tunapoadhimisha mafumbo yako matakatifu. Kwa kuwa jina lako takatifu na tukufu litukuzwe, la Baba na la Mwana na la Roho Mtakatifu, sasa na milele na milele. Amina.</text:p>
      <text:p text:style-name="P1"/>
      <text:p text:style-name="P4">Η ΜΕΓΑΛΗ ΕΙΣΟΔΟΣ KUINGIA KUBWA</text:p>
      <text:p text:style-name="P1"/>
      <text:p text:style-name="P3">Διάκονος Shemasi</text:p>
      <text:p text:style-name="P1"/>
      <text:p text:style-name="P1">Ὅλους ἐμᾶς μακάρι νὰ μᾶς θυμηθῆ Κύριος ὁ Θεὸς στὴ βασιλεία του, τώρα καὶ πάντα καὶ στοὺς ἀτελεύτητους αἰῶνες. Bwana Mungu atukumbuke sisi sote katika ufalme wake, sasa na siku zote na hata milele na milele.</text:p>
      <text:p text:style-name="P1"/>
      <text:p text:style-name="P3">Χορὸς <text:s text:c="1617"/>Ngoma</text:p>
      <text:p text:style-name="P1"/>
      <text:p text:style-name="P1">Ἀμήν. Amina.</text:p>
      <text:p text:style-name="P1"/>
      <text:p text:style-name="P3">Ἱερεὺς Kuhani</text:p>
      <text:p text:style-name="P1"/>
      <text:p text:style-name="P1">Ὅλους, ποὺ κοιμήθηκαν μὲ τὴν ἐλπίδα τῆς ἀνάστασης καὶ τῆς αἰώνιας ζωῆς, μακάρι νὰ τοὺς θυμηθῆ Κύριος ὁ Θεὸς στὴ βασιλεία του· τώρα καὶ πάντα καὶ στοὺς ἀτελεύτητους αἰῶνες. Wote waliolala wakiwa na tumaini la ufufuo na uzima wa milele, Bwana Mungu awakumbuke katika ufalme wake, sasa na siku zote na hata milele.</text:p>
      <text:p text:style-name="P1"/>
      <text:p text:style-name="P3">Χορὸς Ngoma</text:p>
      <text:p text:style-name="P1"/>
      <text:p text:style-name="P1">Ἀμήν. Amina.</text:p>
      <text:p text:style-name="P1"/>
      <text:p text:style-name="P4">Η ΣΥΝΑΠΤΗ ΤΩΝ ΤΙΜΙΩΝ ΔΩΡΩΝ MTOA KARAMA ZA UAMINIFU</text:p>
      <text:p text:style-name="P1"/>
      <text:p text:style-name="P3">Διάκονος Shemasi</text:p>
      <text:p text:style-name="P1"/>
      <text:p text:style-name="P1">Ἂς συμπληρώσουμε τὴ δέησή μας πρὸς τὸν Κύριο. Tukamilishe maombi yetu kwa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Γιὰ τὰ τίμια δῶρα, ποὺ φέραμε στὴν ἁγία Τράπεζα, ἂς παρακαλέσουμε τὸν Κύριο. Kwa ajili ya zawadi za uaminifu ambazo tulileta kwenye Meza Takatifu, na tumwombe Bwana.</text:p>
      <text:p text:style-name="P1"/>
      <text:p text:style-name="P1">Γι᾿ αὐτὸν ἐδῶ τὸν ἅγιο ναὸ καὶ γιὰ κείνους ποὺ μπαίνουν ἐδῶ μέσα μὲ πίστη, μὲ εὐλάβεια καὶ μὲ φόβο Θεοῦ, ἂς παρακαλέσουμε τὸν Κύριο. Kwa ajili ya hekalu hili takatifu na kwa wale wanaoingia hapa kwa imani, uchaji na hofu ya Mungu, tumwombe Bwana.</text:p>
      <text:p text:style-name="P1"/>
      <text:p text:style-name="P1">Γιὰ νὰ γλυτώσουμε ἀπὸ κάθε θλίψη, ὀργή, κίνδυνο καὶ ἀνάγκη, ἂς παρακαλέσουμε τὸν Κύριο. Ili kuokolewa na huzuni zote, hasira, hatari na hitaji, tumwombe Bwana.</text:p>
      <text:p text:style-name="P1"/>
      <text:p text:style-name="P1">Βοήθησέ μας καὶ σῶσε μας, ἐλέησέ μας καὶ σὲ ὅλα διαφύλαξέ μας, Θεέ, μὲ τὴ χάρη σου. Utusaidie na utuokoe, utuhurumie na utulinde katika kila jambo, Mungu, kwa neema yako.</text:p>
      <text:p text:style-name="P1"/>
      <text:p text:style-name="P1">Ἂς ζητήσουμε ἀπὸ τὸν Κύριο, ὅλη ἡ ἡμέρα σήμερα νὰ εἶναι ἀληθινὰ ἡμέρα τοῦ Θεοῦ, ἁγία, εἰρηνικὴ καὶ ἀναμάρτητη. Tumwombe Bwana siku nzima ya leo iwe siku ya kweli ya Mungu, takatifu, yenye amani na isiyo na dhambi.</text:p>
      <text:p text:style-name="P1"/>
      <text:p text:style-name="P3">Χορὸς Ngoma</text:p>
      <text:p text:style-name="P1"/>
      <text:p text:style-name="P1">Χάρισέ μας τὸ ζητούμενο, Κύριε. Utujalie tunachoomba, Bwana.</text:p>
      <text:p text:style-name="P1"/>
      <text:p text:style-name="P3">Διάκονος Shemasi</text:p>
      <text:p text:style-name="P1"/>
      <text:p text:style-name="P1">Ἂς ζητήσουμε ἀπὸ τὸν Κύριο ἄγγελο εἰρήνης, νὰ μᾶς ὁδηγῆ πιστὰ καὶ νὰ μᾶς φυλάη ψυχικὰ καὶ σωματικά. Tumwombe Bwana, malaika wa amani, atuongoze kwa uaminifu na atulinde kiakili na kimwili.</text:p>
      <text:p text:style-name="P1"/>
      <text:p text:style-name="P1">Ἂς ζητήσουμε ἀπὸ τὸν Κύριο νὰ συγχωρήσῃ καὶ νὰ ἀφήσῃ τὶς ἁμαρτίες καὶ τὰ σφάλματά μας. <text:s text:c="1536"/>Tumwombe Bwana atusamehe na atusamehe dhambi na makosa yetu.</text:p>
      <text:p text:style-name="P1"/>
      <text:p text:style-name="P1">Ἂς ζητήσουμε ἀπὸ τὸν Κύριο ὅσα εἶναι καλὰ καὶ συμφέρουν στὶς ψυχές μας καὶ εἰρήνη στὸν κόσμο. Tumwombe Mola yaliyo mema na yenye manufaa kwa nafsi zetu na amani duniani.</text:p>
      <text:p text:style-name="P1"/>
      <text:p text:style-name="P1">Ἂς ζητήσουμε ἀπὸ τὸν Κύριο νὰ περάσουμε τὸν ὑπόλοιπο χρόνο τῆς ζωῆς μας μὲ εἰρήνη καὶ μετάνοια. Tumuombe Mola atupe maisha yetu yote kwa amani na toba.</text:p>
      <text:p text:style-name="P1"/>
      <text:p text:style-name="P1">Ἂς ζητήσουμε ἀπὸ τὸν Κύριο τὰ τέλη τῆς ζωῆς μας νὰ εἶναι χριστιανὰ χωρὶς πόνο, χωρὶς ντροπὴ καὶ εἰρηνικά, καὶ νὰ ἔχωμε καλὴ ἀπολογία μπροστὰ στὸ φοβερὸ βῆμα τοῦ Χριστοῦ. Hebu tumwombe Bwana kwamba miisho ya maisha yetu iwe ya Kikristo bila maumivu, bila aibu na amani, na kwamba tuwe na msamaha mzuri kabla ya hatua ya kutisha ya Kristo.</text:p>
      <text:p text:style-name="P1"/>
      <text:p text:style-name="P1">Ἂς ἐπικαλεσθοῦμε τὴν παναγία, ἄχραντη, εὐλογημένη, ἔνδοξη κυρία μας Θεοτόκο καὶ ἀειπάρθενο Μαρία μαζὶ μὲ ὅλους τοὺς Ἁγίους, κι ἂς ἀφήσουμε ὁ καθένας μας κι ὅλοι μαζὶ τὸν ἑαυτό μας κι ὅλη μας τὴ ζωὴ στὸ Θεό μας Ἰησοῦ Χριστό. Wacha tumwite Bibi wetu mtakatifu, asiyemcha Mungu, aliyebarikiwa, mtukufu Theotokos na Bikira Maria pamoja na Watakatifu wote, na kila mmoja wetu na sisi sote na sisi wenyewe na maisha yetu yote tujisalimishe kwa Mungu wetu Yesu Kristo.</text:p>
      <text:p text:style-name="P1"/>
      <text:p text:style-name="P3">Χορὸς Ngoma</text:p>
      <text:p text:style-name="P1"/>
      <text:p text:style-name="P1">Σὲ σένα, Κύριε. Kwako, Bwana.</text:p>
      <text:p text:style-name="P1"/>
      <text:p text:style-name="P3">Εὐχὴ τῆς προσκομιδῆς Tamaa ya mhudumu</text:p>
      <text:p text:style-name="P1"/>
      <text:p text:style-name="P3">Ἱερεὺς Kuhani</text:p>
      <text:p text:style-name="P1"/>
      <text:p text:style-name="P1">Κύριε Θεὲ παντοκράτορα, ἐσὺ ποὺ μόνος εἶσαι ἅγιος καὶ δέχεσαι πνευματικὴ θυσία ἀπ᾿ ὅσους σὲ ἐπικαλοῦνται μὲ ὅλη τους τὴν καρδιά, δέξου κι ἀπὸ μᾶς τοὺς ἁμαρτωλοὺς τὴ δέηση καὶ φέρ᾿ την στὸ οὐράνιο καὶ ἅγιο θυσιαστήριό σου· καὶ κάνε μας ἱκανοὺς νὰ σοῦ προσφέρωμε δῶρα καὶ πνευματικὲς θυσίες γιὰ τὰ δικά μας ἁμαρτήματα καὶ γιὰ τοῦ λαοῦ τὰ ἀγνοήματα. Καὶ ἀξίωσέ μας νὰ βροῦμε χάρη καὶ νὰ σταθοῦμε μπροστά σου, γιὰ νὰ γίνῃ εὐπρόσδεκτη σὲ σένα ἡ θυσία μας καὶ νά ᾿ρθη καὶ νὰ μείνη σ᾿ ἐμᾶς τὸ Ἅγιο Πνεῦμα τῆς χάρης σου, καὶ σὲ τοῦτα ἐδῶ τὰ δῶρα καὶ σ᾿ ὅλο τὸ λαό σου. Bwana, Mungu Mwenyezi, wewe peke yako uliye mtakatifu, na unakubali dhabihu ya roho kutoka kwa wale wanaokuitia kwa mioyo yao yote, ukubali maombi yetu sisi wakosefu na kuileta kwenye madhabahu yako ya mbinguni na takatifu; dhabihu kwa ajili ya dhambi zetu na kwa ajili ya ujinga wa watu. Na utustahili sisi kupata neema na kusimama mbele zako, ili dhabihu yetu ipate kibali kwako na kwamba Roho Mtakatifu wa neema yako apate kuja na kukaa ndani yetu, na katika hizi hapa zawadi na katika watu wote wewe.</text:p>
      <text:p text:style-name="P1"/>
      <text:p text:style-name="P1">Μὲ τὰ σπλαχνικὰ αἰσθήματα τοῦ μονογενῆ σου Υἱοῦ, ποὺ μαζί του καὶ μὲ τὸ πανάγιο καὶ ἀγαθὸ καὶ ζωοποιό σου Πνεῦμα εἶσαι δοξασμένος, τώρα καὶ πάντα καὶ στοὺς ἀτελεύτητους αἰῶνες. Kwa hisia za visceral za Mwana wako wa pekee, ambaye pamoja naye na kwa Roho wako mtakatifu na mwema na anayeumba uzima unatukuzwa, sasa na siku zote na hata milele.</text:p>
      <text:p text:style-name="P1"/>
      <text:p text:style-name="P3">Χορὸς Ngoma</text:p>
      <text:p text:style-name="P1"/>
      <text:p text:style-name="P1">Ἀμήν. Amina.</text:p>
      <text:p text:style-name="P1"/>
      <text:p text:style-name="P3">Ἱερεὺς Kuhani</text:p>
      <text:p text:style-name="P1"/>
      <text:p text:style-name="P1">Εἰρήνη σὲ ὅλους. Amani kwa wote.</text:p>
      <text:p text:style-name="P1"/>
      <text:p text:style-name="P3">Χορὸς Ngoma</text:p>
      <text:p text:style-name="P1"/>
      <text:p text:style-name="P1">Καὶ στὸ πνεῦμα σου. Na katika roho yako.</text:p>
      <text:p text:style-name="P1"/>
      <text:p text:style-name="P3">Διάκονος Shemasi</text:p>
      <text:p text:style-name="P1"/>
      <text:p text:style-name="P1">Ἂς ἀγαπήσουμε ὁ ἕνας τὸν ἄλλο, γιὰ νὰ ὁμολογήσουμε μὲ ὁμόνοια. Tupendane sisi kwa sisi, ili tuweze kukiri kwa nia moja.</text:p>
      <text:p text:style-name="P1"/>
      <text:p text:style-name="P3">Χορὸς Ngoma</text:p>
      <text:p text:style-name="P1"/>
      <text:p text:style-name="P1">Τὸν Πατέρα, τὸν Υἱὸ καὶ τὸ Ἅγιο Πνεῦμα, τὴν ὁμοούσια κι ἀχώριστη Τριάδα. Baba, Mwana na Roho Mtakatifu, Utatu sawa na usioweza kutenganishwa.</text:p>
      <text:p text:style-name="P1"/>
      <text:p text:style-name="P3">Διάκονος Shemasi</text:p>
      <text:p text:style-name="P1"/>
      <text:p text:style-name="P1">Τὶς θύρες! Φυλάγετε καλὰ τὶς θύρες! Ἂς βάλωμε νοῦ κι ἂς προσέξουμε καλά. Milango! Linda milango vizuri! Tukumbuke na tuwe makini.</text:p>
      <text:p text:style-name="P1"/>
      <text:p text:style-name="P1">Τὸ Σύμβολον τῆς Πίστεως Alama ya Imani</text:p>
      <text:p text:style-name="P1">Πιστεύω εἰς ἕνα Θεόν, Πατέρα, παντοκράτορα, ποιητὴν οὐρανοῦ καὶ γῆς, ὁρατῶν τε πάντων καὶ ἀοράτων. Ninaamini katika Mungu mmoja, Baba, muweza wa yote, Muumba wa mbingu na nchi, anayeonekana na asiyeonekana.</text:p>
      <text:p text:style-name="P1"/>
      <text:p text:style-name="P1">Καὶ εἰς ἕνα Κύριον Ἰησοῦν Χριστόν, τὸν Υἱὸν τοῦ Θεοῦ τὸν μονογενῆ, τὸν ἐκ τοῦ Πατρὸς γεννηθέντα πρὸ πάντων τῶν αἰώνων. Φῶς ἐκ φωτός, Θεὸν ἀληθινὸν ἐκ Θεοῦ ἀληθινοῦ γεννηθέντα, οὐ ποιηθέντα, ὁμοούσιον τῷ Πατρί, δι᾿ οὗ τὰ πάντα ἐγένετο. Na katika Bwana mmoja Yesu Kristo, Mwana pekee wa Mungu, aliyezaliwa na Baba kabla ya nyakati zote. Nuru kutoka kwa nuru, Mungu wa kweli kutoka kwa Mungu wa kweli aliyezaliwa, ambaye hakuumbwa, sawa na Baba, ambaye kupitia kwake vitu vyote viliumbwa.</text:p>
      <text:p text:style-name="P1"/>
      <text:p text:style-name="P1">Τὸν δι᾿ ἡμᾶς τοὺς ἀνθρώπους καὶ διὰ τὴν ἡμετέραν σωτηρίαν κατελθόντα ἐκ τῶν οὐρανῶν καὶ σαρκωθέντα ἐκ Πνεύματος Ἁγίου καὶ Μαρίας τῆς Παρθένου καὶ ἐνανθρωπήσαντα. Yeye kwa ajili yetu sisi wanadamu na kwa wokovu wetu ambaye alishuka kutoka mbinguni na kufanyika mwili na Roho Mtakatifu na Mariamu Bikira na akawa binadamu.</text:p>
      <text:p text:style-name="P1"/>
      <text:p text:style-name="P1">Σταυρωθέντα τε ὑπὲρ ἡμῶν ἐπὶ Ποντίου Πιλάτου καὶ παθόντα καὶ ταφέντα. Alisulubishwa kwa ajili yetu juu ya Pontio Pilato na kuteswa na kuzikwa.</text:p>
      <text:p text:style-name="P1"/>
      <text:p text:style-name="P1">Καὶ ἀναστάντα τῇ τρίτῃ ἡμέρᾳ κατὰ τὰς Γραφάς. Naye akafufuka siku ya tatu kulingana na Maandiko Matakatifu.</text:p>
      <text:p text:style-name="P1"/>
      <text:p text:style-name="P1">Καὶ ἀνελθόντα εἰς τοὺς οὐρανοὺς καὶ καθεζόμενον ἐκ δεξιῶν τοῦ Πατρός. Na baada ya kupaa mbinguni na kuketi mkono wa kuume wa Baba.</text:p>
      <text:p text:style-name="P1"/>
      <text:p text:style-name="P1">Καὶ πάλιν ἐρχόμενον μετὰ δόξης κρῖναι ζῶντας καὶ νεκρούς, οὗ τῆς βασιλείας οὐκ ἔσται τέλος. Na akija tena kwa utukufu, atawahukumu walio hai na waliokufa, ambao ufalme wao hauna mwisho.</text:p>
      <text:p text:style-name="P1"/>
      <text:p text:style-name="P1">Καὶ εἰς τὸ Πνεῦμα τὸ Ἅγιον, τὸ κύριον, τὸ ζωοποιόν, τὸ ἐκ τοῦ Πατρὸς ἐκπορευόμενον, τὸ σὺν Πατρὶ καὶ Υἱῷ συμπροσκυνούμενον καὶ συνδοξαζόμενον, τὸ λαλῆσαν διὰ τῶν Προφητῶν. Na kwa Roho Mtakatifu, bwana, mpaji wa uzima, yeye atokaye kwa Baba, yule pamoja na Baba na Mwana ambaye anaabudiwa na kutukuzwa pamoja, waliimba kupitia Manabii.</text:p>
      <text:p text:style-name="P1"/>
      <text:p text:style-name="P1">Εἰς μίαν, ἁγίαν, καθολικὴν καὶ ἀποστολικὴν Ἐκκλησίαν. Katika Kanisa moja, takatifu, katoliki na la kitume.</text:p>
      <text:p text:style-name="P1"/>
      <text:p text:style-name="P1">Ὁμολογῶ ἓν βάπτισμα εἰς ἄφεσιν ἁμαρτιῶν. <text:s text:c="1582"/>Ninaungama ubatizo kwa ajili ya ondoleo la dhambi.</text:p>
      <text:p text:style-name="P1">Προσδοκῶ ἀνάστασιν νεκρῶν. Natarajia ufufuo wa wafu.</text:p>
      <text:p text:style-name="P1"/>
      <text:p text:style-name="P1">Καὶ ζωὴν τοῦ μέλλοντος αἰῶνος. Ἀμήν. Na maisha ya wakati ujao. Amina.</text:p>
      <text:p text:style-name="P1"/>
      <text:p text:style-name="P4">Η ΑΓΙΑ ΑΝΑΦΟΡΑ REJEA TAKATIFU</text:p>
      <text:p text:style-name="P1"/>
      <text:p text:style-name="P3">Διάκονος Shemasi</text:p>
      <text:p text:style-name="P1"/>
      <text:p text:style-name="P1">Ἂς σταθοῦμε καλά· ἂς σταθοῦμε μὲ φόβο· ἂς προσέξουμε νὰ προσφέρωμε τὴν ἁγία ἀναφορὰ μὲ εἰρήνη. Tusimame vizuri; tusimame kwa woga; tujitunze kutoa habari takatifu kwa amani.</text:p>
      <text:p text:style-name="P1"/>
      <text:p text:style-name="P3">Χορὸς Ngoma</text:p>
      <text:p text:style-name="P1"/>
      <text:p text:style-name="P1">Εἰρηνικὴ ἡ ἀγάπη μας, δοξαστικὴ ἡ θυσία μας. Upendo wetu ni wa amani, dhabihu yetu ni tukufu.</text:p>
      <text:p text:style-name="P1"/>
      <text:p text:style-name="P3">Ἱερεὺς Kuhani</text:p>
      <text:p text:style-name="P1"/>
      <text:p text:style-name="P1">Ἡ χάρη τοῦ Κυρίου μας Ἰησοῦ Χριστοῦ, καὶ ἡ ἀγάπη τοῦ Θεοῦ καὶ Πατέρα, καὶ ἡ ἑνότητα τοῦ Ἁγίου Πνεύματος ἂς εἶναι μὲ ὅλους σας. Neema ya Bwana wetu Yesu Kristo na upendo wa Mungu Baba na umoja wa Roho Mtakatifu ukae nanyi nyote.</text:p>
      <text:p text:style-name="P1"/>
      <text:p text:style-name="P3">Χορὸς Ngoma</text:p>
      <text:p text:style-name="P1"/>
      <text:p text:style-name="P1">Καὶ μὲ τὸ πνεῦμα σου. Na kwa roho yako.</text:p>
      <text:p text:style-name="P1"/>
      <text:p text:style-name="P3">Ἱερεὺς Kuhani</text:p>
      <text:p text:style-name="P1"/>
      <text:p text:style-name="P1">Ἂς ὑψώσουμε πρὸς τὸ Θεὸ τὶς καρδιές μας. Na tuinue mioyo yetu kwa Mungu.</text:p>
      <text:p text:style-name="P1"/>
      <text:p text:style-name="P3">Χορὸς Ngoma</text:p>
      <text:p text:style-name="P1"/>
      <text:p text:style-name="P1">Ἔχομε τὴν καρδιά μας στραμμένη στὸ Θεό. Tumeelekeza mioyo yetu kwa Mungu.</text:p>
      <text:p text:style-name="P1"/>
      <text:p text:style-name="P3">Ἱερεὺς Kuhani</text:p>
      <text:p text:style-name="P1"/>
      <text:p text:style-name="P1">Ἂς εὐχαριστήσουμε τὸν Κύριο. Tumshukuru Bwana.</text:p>
      <text:p text:style-name="P1"/>
      <text:p text:style-name="P3">Χορὸς Ngoma</text:p>
      <text:p text:style-name="P1"/>
      <text:p text:style-name="P1">Ἀξίζει καὶ πρέπει. Inastahili na inapaswa kuwa.</text:p>
      <text:p text:style-name="P1"/>
      <text:p text:style-name="P3">Ἱερεὺς Kuhani</text:p>
      <text:p text:style-name="P1"/>
      <text:p text:style-name="P1">Ἄξιο καὶ δίκαιο εἶναι νὰ σὲ ὑμνοῦμε, νὰ σὲ εὐλογοῦμε, νὰ σὲ δοξολογοῦμε, νὰ σὲ εὐχαριστοῦμε καὶ νὰ σὲ προσκυνοῦμε σὲ κάθε τόπο ποὺ κυβερνᾶ ἡ πρόνοιά σου. Γιατὶ ἐσύ ᾿σαι Θεός, ποὺ δὲν μποροῦμε νὰ ἐκφράσουμε μὲ τὸ λόγο, οὔτε νὰ σὲ βάλωμε στὸ νοῦ μας, οὔτε νὰ σὲ δοῦμε μὲ τὰ μάτια, οὔτε νὰ σὲ καταλάβωμε· δὲν ἀλλάζεις ποτὲ καὶ εἶσαι πάντα καὶ παντοῦ ὁ ἴδιος, ἐσὺ καὶ ὁ μονογενής σου Υἱὸς καὶ τὸ Ἅγιο Πνεῦμα σου. Σὺ ἀπὸ τὸ μηδὲν μᾶς ἔδωσες ὕπαρξη κι ὅταν ξεπέσαμε πάλι μᾶς σήκωσες καὶ δὲν ἔπαψες νὰ κάνης τὰ πάντα, ὥσπου μᾶς ἀνέβασες στὸν οὐρανὸ καὶ μᾶς χάρισες τὴ μέλλουσα βασιλεία σου. Γιὰ ὅλ᾿ αὐτά, σένα εὐχαριστοῦμε, τὸν Πατέρα καὶ τὸν μονογενή σου Υἱὸ καὶ τὸ Ἅγιο Πνεῦμα· γιὰ ὅλ᾿ αὐτά, ὅσα ξέρομε κι ὅσα δὲν ξέρομε, γιὰ ὅσες βλέπομε κι ὅσες δὲν βλέπομε εὐεργεσίες, ποὺ ἔκαμες σὲ μᾶς. Σὲ εὐχαριστοῦμε καὶ γι᾿ αὐτὴν ἐδῶ τὴ λειτουργία, ποὺ καταδέχτηκες νὰ δεχθῆς ἀπὸ τὰ χέρια μας, ἂν καὶ σὲ παραστέκουν χιλιάδες ἀρχαγγέλων καὶ ἑκατομμύρια ἀγγέλων, τὰ Χερουβεὶμ καὶ τὰ Σεραφείμ, ποὺ μὲ ἕξι φτεροῦγες, μὲ πολλὰ μάτια, πετοῦν καὶ φτερουγίζουν θριαμβευτικὰ ψάλλοντας τὸν νικητήριο ὕμνο καὶ λέγοντας, <text:s text:c="529"/>Inastahili na ya haki kukusifu, kukubariki, kukutukuza, kukushukuru na kukuabudu katika kila sehemu inayotawaliwa na majaliwa yako. Kwa sababu wewe ndiwe Mungu, ambaye hatuwezi kukueleza kwa maneno, wala hatuwezi kukuweka katika nia zetu, wala kukuona kwa macho yetu, wala kukuelewa; hubadiliki na wewe ni sawa siku zote na kila mahali, wewe na Mwana wako wa pekee na wa pekee. Roho wako Mtakatifu. Ulitupa sisi kuwepo bila kitu, na tulipoanguka, ulituinua tena na haukuacha kufanya kila kitu, mpaka ulipotupeleka mbinguni na kutupa ufalme wako ujao. Kwa hayo yote, tunakushukuru wewe Baba na Mwana wako wa pekee na Roho Mtakatifu; kwa hayo yote tuliyoyajua na tusiyoyajua, kwa yale tunayoyaona na tusiyoyaona neema uliyotutendea. . Tunakushukuru kwa huduma hii hapa ambayo ulikubali kupokea kutoka kwa mikono yetu, ingawa unahudhuriwa na maelfu ya malaika wakuu na mamilioni ya malaika, Makerubi na Serafi, ambao kwa mbawa sita, kwa macho mengi, huruka na kupepea kwa ushindi. kuimba wimbo wa ushindi na kusema,</text:p>
      <text:p text:style-name="P1"/>
      <text:p text:style-name="P3">Χορὸς Ngoma</text:p>
      <text:p text:style-name="P1"/>
      <text:p text:style-name="P2">Ἅγιος, Ἅγιος, Ἅγιος εἶσαι Κύριε τῶν Δυνάμεων· γεμάτος ὁ οὐρανὸς καὶ ἡ γῆ ἀπὸ τὴ δόξα σου. Σῶσε μας, ὕψιστε Θεέ· εὐλογημένος ὁ ἐρχόμενος στὸ ὄνομα τοῦ Κυρίου. Σῶσε μας, ὕψιστε Θεέ. <text:s text:c="1443"/></text:p>
      <text:p text:style-name="P2">Mtakatifu, Mtakatifu, Mtakatifu ni wewe, Bwana wa Majeshi; mbingu na nchi zimejaa utukufu wako. Utuokoe, Ee Mungu aliye juu; ndiye mbarikiwa ajaye kwa jina la Bwana. Utuokoe, Mungu Mkuu.</text:p>
      <text:p text:style-name="P1"/>
      <text:p text:style-name="P3">Ἱερεὺς Kuhani</text:p>
      <text:p text:style-name="P1"/>
      <text:p text:style-name="P1">Μαζὶ μὲ αὐτὲς καὶ μεῖς τὶς ἅγιες δυνάμεις, Δέσποτα φιλάνθρωπε, μεγαλόφωνα λέμε· Ἅγιος εἶσαι καὶ πανάγιος, ἐσὺ καὶ ὁ μονογενὴς Υἱός σου καὶ τὸ Ἅγιο Πνεῦμα σου· Ἅγιος εἶσαι καὶ πανάγιος καὶ μεγαλόπρεπη εἶναι ἡ δόξα σου· ἐσύ, ποὺ τόσο ἀγάπησες τὸν κόσμο σου, ὥστε νὰ δώσης τὸν μονογενή σου Υἱό, γιὰ νὰ μὴ χαθῆ κανένας ποὺ πιστεύει σ᾿ αὐτόν, ἀλλὰ νὰ ἔχῃ αἰώνια ζωή. Ἐκεῖνος, ὅταν ἦλθε κι ἔκαμε ὅλα ὅσα εἶχες οἰκονομήσει γιὰ μᾶς, τὴ νύχτα ποὺ παραδινότανε, μᾶλλον δὲ ὁ ἴδιος παράδινε τὸν ἑαυτό του γιὰ τὴ ζωὴ τοῦ κόσμου, πῆρε ψωμὶ στὰ ἅγια κι ἀμόλυντα κι ἀναμάρτητα χέρια του, εὐχαρίστησε καὶ τὸ εὐλόγησε, τὸ ἅγιασε καὶ τὸ ἔκοψε, τὸ ἔδωσε στοὺς ἁγίους μαθητές του καὶ ἀποστόλους καὶ εἶπε· Pamoja na haya na kwa nguvu takatifu, Despot, mfadhili, tunasema kwa sauti: Wewe ni mtakatifu na mtakatifu-wote, wewe na Mwana wako wa pekee na Roho wako Mtakatifu; wewe uliyeupenda ulimwengu hivi hata ukamtoa Mwanao pekee, ili kila mtu amwaminiye asipotee, bali awe na uzima wa milele. Yeye, alipokuja na tukafanya yote uliyotuwekea akiba, katika usiku ule alipotolewa, bali yeye mwenyewe alikuwa akijitoa kwa ajili ya uzima wa dunia, akatwaa mkate kwa mikono yake mitakatifu, isiyo na unajisi na isiyo na dhambi, akashukuru. akaibariki, akaitakasa na akaikata, akawapa wanafunzi wake watakatifu na mitume na kusema;</text:p>
      <text:p text:style-name="P1"/>
      <text:p text:style-name="P1">Λάβετε, φάγετε· αὐτὸ εἶναι τὸ σῶμα μου, ποὺ κόβεται καὶ προσφέρεται γιὰ σᾶς, γιὰ τὴν ἄφεση τῶν ἁμαρτιῶν. Twaeni, mle: huu ndio mwili wangu, uliokatwa na kutolewa kwa ajili yenu, kwa ondoleo la dhambi.</text:p>
      <text:p text:style-name="P1"/>
      <text:p text:style-name="P3">Χορὸς Ngoma</text:p>
      <text:p text:style-name="P1"/>
      <text:p text:style-name="P1">Ἀμήν. Amina.</text:p>
      <text:p text:style-name="P1"/>
      <text:p text:style-name="P3">Ἱερεὺς Kuhani</text:p>
      <text:p text:style-name="P1"/>
      <text:p text:style-name="P1">Πιεῖτε ἀπ᾿ αὐτὸ ὅλοι· αὐτὸ εἶναι τὸ αἷμα μου, τὸ αἷμα τῆς Καινῆς Διαθήκης, ποὺ χύνεται γιὰ σᾶς καὶ γιὰ ὅλους, γιὰ τὴν ἄφεση τῶν ἁμαρτιῶν. Kunyweni katika hayo yote: hii ndiyo damu yangu, damu ya Agano Jipya, inayomwagika kwa ajili yenu na kwa ajili ya wote, kwa ondoleo la dhambi.</text:p>
      <text:p text:style-name="P1"/>
      <text:p text:style-name="P3">Χορὸς Ngoma</text:p>
      <text:p text:style-name="P1"/>
      <text:p text:style-name="P1">Ἀμήν. Amina.</text:p>
      <text:p text:style-name="P1"/>
      <text:p text:style-name="P3">Ἱερεὺς Kuhani</text:p>
      <text:p text:style-name="P1"/>
      <text:p text:style-name="P1">Μὲ τὴν ἀνάμνηση λοιπὸν αὐτῆς τῆς σωτήριας ἐντολῆς καὶ ὅλων ὅσα ἔγιναν γιὰ μᾶς, ποὺ εἶναι ὁ σταυρός, ὁ τάφος, ἡ τριήμερη ἀνάσταση, ἡ ἀνάληψη στοὺς οὐρανούς, ἡ καθέδρα στὰ δεξιὰ τοῦ Πατέρα, ἡ δεύτερη καὶ ἔνδοξη πάλι παρουσία, Basi, kwa ukumbusho wa amri hii ya wokovu, na yale yote tuliyotendewa, ambayo ni msalaba, kaburi, ufufuo wa siku tatu, kupaa mbinguni, kiti cha enzi mkono wa kuume wa Baba, pili na utukufu unakuja tena,</text:p>
      <text:p text:style-name="P1"/>
      <text:p text:style-name="P1">Τὰ δικά σου ἀπ᾿ τὰ δικά σου προσφέρομε σ᾿ ἐσένα σὲ κάθε καιρὸ καὶ γιὰ ὅλες τὶς εὐεργεσίες. Yako kutoka kwako tunakupa wakati wote na kwa neema zote.</text:p>
      <text:p text:style-name="P1"/>
      <text:p text:style-name="P3">Χορὸς Ngoma</text:p>
      <text:p text:style-name="P1"/>
      <text:p text:style-name="P1">Σὲ ὑμνοῦμε, σὲ εὐλογοῦμε, σὲ εὐχαριστοῦμε Κύριε, καὶ σὲ παρακαλοῦμε, (σύ εἶσαι) ὁ Θεός μας. Tunakusifu, tunakubariki, tunakushukuru Bwana, na tunakusihi, (wewe ni) Mungu wetu.</text:p>
      <text:p text:style-name="P1"/>
      <text:p text:style-name="P3">Ἱερεὺς Kuhani</text:p>
      <text:p text:style-name="P1"/>
      <text:p text:style-name="P1">Σοῦ προσφέρομε ἀκόμα αὐτὴ τὴ λογικὴ καὶ ἀναίμακτη λατρεία καὶ σὲ παρακαλοῦμε καὶ δεόμαστε καὶ ἱκετεύομε· στεῖλε τὸ Ἅγιο Πνεῦμα σου ἐπάνω σ᾿ ἐμᾶς κι ἐπάνω σ᾿ αὐτὰ ἐδῶ τὰ δῶρα. Καὶ κάμε αὐτὸν τὸν ἄρτο τίμιο σῶμα τοῦ Χριστοῦ σου. Ἀμήν. Κι αὐτὸν τὸν οἶνο, ποὺ εἶναι μέσα σὲ τοῦτο τὸ ποτήριο, τίμιο αἷμα τοῦ Χριστοῦ σου. Ἀμήν. Καὶ κάμε τούτη τὴ μεταβολὴ μὲ τὸ Ἅγιο Πνεῦμα σου. Ἀμήν. Ἀμήν. Ἀμήν. Bado tunakutolea ibada hii ya busara na isiyo na damu na tunakusihi na tunakufunga na kukusihi: tuma Roho wako Mtakatifu juu yetu na juu ya zawadi hizi hapa. Na ufanye mkate huu kuwa mwili mtakatifu wa Kristo wako. Amina. Na divai hii, iliyo katika glasi hii, damu ya uaminifu ya Kristo wako. Amina. Na ufanye mabadiliko haya kwa Roho wako Mtakatifu. Amina. Amina. Amina.</text:p>
      <text:p text:style-name="P1"/>
      <text:p text:style-name="P1">Ὥστε σὲ κείνους ποὺ μεταλαβαίνουν νὰ γίνουν γιὰ νὰ γαληνέψη ἡ ψυχή τους, γιὰ νὰ συγχωρεθοῦν οἱ ἁμαρτίες τους, γιὰ νὰ λάβουν τὶς δωρεὲς τοῦ Ἁγίου Πνεύματος, γιὰ νὰ πάρουν θέση στὴ βασιλεία τῶν οὐρανῶν, γιὰ νὰ ἔχουν παρρησία ἐνώπιόν σου κι ὄχι γιὰ νὰ ἁμαρτήσουν καὶ νὰ κατακριθοῦν. Ἀκόμα σοῦ προσφέρομε τὴ λογικὴ αὐτὴν ἐδῶ λατρεία γιὰ κείνους ποὺ ἀναπαύθηκαν μὲ πίστη, προπάτορες, πατέρες, πατριάρχες, προφῆτες, ἀπόστόλους, κήρυκες, εὐαγγελιστές, μάρτυρες, ὁμολογητές, ἀσκητές, καὶ γιὰ κάθε δίκαιο ἄνθρωπο ποὺ τελειώθηκε μὲ πίστη. Wewe ni miongoni mwa wale wanaoshiriki ili roho zao ziwe na amani, ili kusamehewa dhambi zao, ili wapate karama za Roho Mtakatifu, ili wapate nafasi katika ufalme wa mbinguni, ili wawe na amani mbele za Mungu. wewe na si kwamba watende dhambi.na kulaumiwa. Bado tunakupa mantiki hii hapa ibada kwa wale ambao walistarehe kwa imani, mababu, baba, wazee wa ukoo, manabii, mitume, wahubiri, wainjilisti, wafia dini, waungama, wahafidhina, na kwa kila mwenye haki aliyeishia katika imani.</text:p>
      <text:p text:style-name="P1"/>
      <text:p text:style-name="P1">Ξεχωριστὰ γιὰ τὴν παναγία, ἄχραντη, ὑπερευλογημένη, ἔνδοξη κυρία μας Θεοτόκο καὶ ἀειπάρθενο Μαρία. Hasa kwa Bibi wetu mtakatifu, mcha Mungu, aliyebarikiwa, mtukufu Theotokos na Maria wa Milele.</text:p>
      <text:p text:style-name="P1"/>
      <text:p text:style-name="P3">Χορὸς Ngoma</text:p>
      <text:p text:style-name="P1"/>
      <text:p text:style-name="P1">Ἄξιόν ἐστιν ὡς ἀληθῶς, μακαρίζειν σε τὴν Θεοτόκον, τὴν ἀειμακάριστον καὶ παναμώμητον καὶ μητέρα τοῦ Θεοῦ ἡμῶν. Τὴν τιμιωτέραν τῶν Χερουβεὶμ καὶ ἐνδοξοτέραν ἀσυγκρίτως τῶν Σεραφείμ, τὴν ἀδιαφθόρως Θεὸν Λόγον τεκοῦσαν, τὴν ὄντως Θεοτόκον, σὲ μεγαλύνομεν. <text:s text:c="1370"/>Inastahili kweli, wanabariki Theotokos, asiye na damu na asiye na dosari na mama wa Mungu wetu. Mtukufu zaidi kati ya Makerubi na mtukufu asiye na kifani wa Maserafi, Mungu wa Neno asiyeharibika, Theotokos wa kweli, tunakutukuza.</text:p>
      <text:p text:style-name="P1"/>
      <text:p text:style-name="P4">ΔΙΠΤΥΧΑ ΚΑΙ ΔΕΗΣΕΙΣ BAHATI NA WAHUSIKA MARA MBILI</text:p>
      <text:p text:style-name="P1"/>
      <text:p text:style-name="P3">Ἱερεὺς Kuhani</text:p>
      <text:p text:style-name="P1"/>
      <text:p text:style-name="P1">Γιὰ τὸν ἅγιο, προφήτη, πρόδρομο καὶ βαπτιστὴ Ἰωάννη, γιὰ τοὺς ἁγίους ἐνδόξους καὶ πανεύφημους Ἀποστόλους· γιὰ τὸν ἅγιο..., ποὺ σήμερα ἑορτάζομε τὴ μνήμη του, καὶ γιὰ ὅλους τοὺς Ἁγίους καὶ μὲ τὶς ἱκεσίες τους ἔλα, Θεέ μας, κοντά μας. Καὶ θυμήσου ὅλους, ὅσοι κοιμήθηκαν μὲ τὴν ἐλπίδα τῆς ἀνάστασης καὶ τῆς αἰώνιας ζωῆς... καὶ ἀνάπαυσέ τους, Θεέ μας, ἐκεῖ ποὺ λάμπει τὸ θεϊκό σου φῶς. Θυμήσου, Κύριε, ὅλους τοὺς ὀρθόδοξους ἐπισκόπους, ποὺ κηρύττουν ὀρθὰ τὸ λόγο τῆς ἀλήθειάς σου, ὅλους τοὺς πρεσβυτέρους καὶ τοὺς διακόνους τοῦ Χριστοῦ καὶ ὅλους τοὺς μοναχούς. Ἀκόμα σοῦ προσφέρομε αὐτὴν ἐδῶ τὴ λογικὴ λατρεία γιὰ τὸν κόσμο, γιὰ τὴν ἁγία, καθολικὴ καὶ ἀποστολικὴ Ἐκκλησία· γιὰ ὅλους, ποὺ ζοῦνε τὴ ζωή τους μὲ ἁγνότητα καὶ σεμνότητα· γιὰ τοὺς πιστοὺς καὶ φιλόχριστους Βασιλεῖς μας, γιὰ ὅλο τὸ παλάτι καὶ τὸ στρατό τους. Δῶσ᾿ τους, Κύριε, νὰ βασιλεύουν εἰρηνικά, γιὰ νὰ ἔχωμε κι ἐμεῖς, μέσα στὴ δική τους γαλήνη, ἤρεμη καὶ ἥσυχη τὴ ζωή μας, ὅλο εὐσέβεια καὶ σεμνότητα. Kwa mtakatifu, nabii, mtangulizi na mbatizaji Yohana, kwa mitume watakatifu wa utukufu na utukufu wote; kwa mtakatifu ..., ambaye kumbukumbu yake tunaadhimisha leo, na kwa ajili ya Watakatifu wote na kwa maombi yao njoo kwetu, Mungu wetu. . Na wakumbuke wale wote waliolala na tumaini la ufufuo na uzima wa milele ... na uwapumzishe, Mungu wetu, ambapo nuru yako ya kimungu inaangaza. Kumbuka, Bwana, maaskofu wote wa Orthodox, wanaohubiri neno lako la kweli kwa haki, wazee na mashemasi wote wa Kristo na watawa wote. Bado tunakupa ibada hii ya maana hapa kwa ulimwengu, kwa Kanisa takatifu, katoliki na la mitume; kwa wale wote wanaoishi maisha yao kwa usafi na kiasi; kwa ajili ya Wafalme wetu waaminifu na wafadhili, kwa ajili ya ikulu zao zote na jeshi. Uwajalie, Bwana, watawale kwa amani, ili sisi pia, kwa amani yao wenyewe, tuwe na maisha ya utulivu na utulivu, uchaji Mungu na kiasi.</text:p>
      <text:p text:style-name="P1"/>
      <text:p text:style-name="P1">Πρῶτα νὰ θυμηθῆς, Κύριε, τὸν ἀρχιεπίσκοπό μας... καὶ νὰ τὸν χαρίσης στὶς Ἐκκλησίες σου εἰρηνικό, ἀκέραιο, ἀξιοσέβαστο, ὑγιή, πολύχρονο καὶ νὰ διδάσκη ὀρθὰ τὸ λόγο τῆς ἀλήθειάς σου. Awali ya yote, Bwana, mkumbuke askofu wetu mkuu... na uwajalie Makanisa yako amani, afya njema, heshima, afya, maisha marefu na kufundisha neno lako la kweli kwa usahihi.</text:p>
      <text:p text:style-name="P1"/>
      <text:p text:style-name="P3">Διάκονος Shemasi</text:p>
      <text:p text:style-name="P1"/>
      <text:p text:style-name="P1">Κι ὅποιους ὁ καθένας ἔχει στὸ νοῦ του, καὶ ὅλους καὶ ὅλες. Na yeyote ambaye kila mtu ana akili, na kila mtu na kila kitu.</text:p>
      <text:p text:style-name="P1"/>
      <text:p text:style-name="P3">Χορὸς Ngoma</text:p>
      <text:p text:style-name="P1"/>
      <text:p text:style-name="P1">Καὶ ὅλους καὶ ὅλες. Na wote.</text:p>
      <text:p text:style-name="P1"/>
      <text:p text:style-name="P3">Ἱερεὺς Kuhani</text:p>
      <text:p text:style-name="P1"/>
      <text:p text:style-name="P1">Θυμήσου, Κύριε, τὴν πόλη αὐτὴν ἐδῶ ποὺ τώρα μένομε καὶ κάθε πόλη καὶ χωριὸ κι ἐκείνους ποὺ μὲ πίστη (σ᾿ ἐσένα) κατοικοῦνε σ᾿ αὐτές. Θυμήσου, Κύριε, ἐκείνους ποὺ ταξιδεύουν στὴ θάλασσα καὶ στὴ στεριά, τοὺς ἀρρώστους, τοὺς ἀνήμπορους, τοὺς αἰχμαλώτους, γιὰ νὰ σωθοῦν. Θυμήσου, Κύριε, ὅσους συνεισφέρουν στὶς ἅγιες Ἐκκλησίες σου, καὶ ὅσους θυμοῦνται τοὺς φτωχούς, καὶ σ᾿ ὅλους ἐμᾶς στεῖλε τὰ ἐλέη σου. Kumbuka, Bwana, mji huu tunamoishi sasa na kila mji na kijiji na wale wakaao ndani yake kwa imani (kwako). Kumbuka, Bwana, wale wanaosafiri baharini na nchi kavu, wagonjwa, wasiojiweza, wafungwa, waokolewe. Kumbuka, Bwana, wale wanaochangia Makanisa yako matakatifu, na wale wanaokumbuka maskini, na kutuma rehema zako kwetu sote.</text:p>
      <text:p text:style-name="P1"/>
      <text:p text:style-name="P1">Καὶ δῶσε μας μ᾿ ἕνα στόμα καὶ μὲ μιὰ καρδιὰ νὰ δοξάζουμε καὶ νὰ ἀνυμνοῦμε τὸ ὁλοτίμητο καὶ μεγαλόπρεπο ὄνομά σου, τοῦ Πατέρα καὶ τοῦ Υἱοῦ καὶ τοῦ Ἁγίου Πνεύματος, τώρα καὶ πάντα καὶ στοὺς ἀτελεύτητους αἰῶνες. Na utupe kwa kinywa kimoja na moyo mmoja ili kulitukuza na kulisifu jina lako takatifu na tukufu, la Baba na la Mwana na la Roho Mtakatifu, sasa na siku zote na hata milele na milele.</text:p>
      <text:p text:style-name="P1"/>
      <text:p text:style-name="P3">Χορὸς Ngoma</text:p>
      <text:p text:style-name="P1"/>
      <text:p text:style-name="P1">Ἀμήν. Amina.</text:p>
      <text:p text:style-name="P1"/>
      <text:p text:style-name="P3">Ἱερεὺς Kuhani</text:p>
      <text:p text:style-name="P1"/>
      <text:p text:style-name="P1">Κι ἂς εἶναι ὅλα τὰ καλὰ τοῦ μεγάλου Θεοῦ καὶ Σωτήρα μας Ἰησοῦ Χριστοῦ μαζὶ μὲ ὅλους σας. Na mema yote ya Mungu mkuu na Mwokozi wetu Yesu Kristo yawe pamoja nanyi nyote.</text:p>
      <text:p text:style-name="P1"/>
      <text:p text:style-name="P3">Χορὸς Ngoma</text:p>
      <text:p text:style-name="P1"/>
      <text:p text:style-name="P1">Καὶ μὲ τὸ πνεῦμα σου. Na kwa roho yako.</text:p>
      <text:p text:style-name="P1"/>
      <text:p text:style-name="P3">Διάκονος Shemasi</text:p>
      <text:p text:style-name="P1"/>
      <text:p text:style-name="P1">Ἀφοῦ μνημονεύσαμε ὅλους τοὺς ἁγίους, πάλι καὶ πάλι μὲ εἰρήνη, ἂς παρακαλέσουμε τὸν Κύριο. Baada ya kuwakumbuka watakatifu wote, tena na tena kwa amani, tumwombe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Γιὰ τὰ τίμια δῶρα, ποὺ προσκομίσθηκαν κι ἁγιάσθηκαν, ἂς παρακαλέσουμε τὸν Κύριο. Kwa ajili ya zawadi za uaminifu, ambazo zilitolewa na kutakaswa, na tumwombe Bwana.</text:p>
      <text:p text:style-name="P1"/>
      <text:p text:style-name="P3">Χορὸς Ngoma</text:p>
      <text:p text:style-name="P1"/>
      <text:p text:style-name="P1">Κύριε, ἐλέησον. Bwana, rehema.</text:p>
      <text:p text:style-name="P1"/>
      <text:p text:style-name="P3">Διάκονος Shemasi</text:p>
      <text:p text:style-name="P1"/>
      <text:p text:style-name="P1">Ἂς παρακαλέσουμε, ὁ φιλάνθρωπος Θεός μας, ποὺ δέχτηκε αὐτὰ τὰ δῶρα στὸ ἅγιο καὶ ὑπερουράνιο καὶ νοερὸ θυσιαστήριό του, σὲ ὀσμὴ πνευματικῆς εὐωδίας, νὰ μᾶς στείλη σὲ ἀνταπόδοση τὴ θεία χάρη καὶ τὴ δωρεὰ τοῦ Ἁγίου Πνεύματος. Hebu na tumsihi, Mungu wetu wa uhisani, ambaye alipokea zawadi hizi katika madhabahu yake takatifu na ya mbinguni na ya kiakili, katika harufu ya manukato ya kiroho, atupelekee kwa neema ya kimungu na zawadi ya Roho Mtakatifu.</text:p>
      <text:p text:style-name="P1"/>
      <text:p text:style-name="P1">Γιὰ νὰ μᾶς προφυλάσση ἀπὸ κάθε θλίψη, ὀργή, κίνδυνο καὶ ἀνάγκη, ἂς παρακαλέσουμε τὸν Κύριο. <text:s text:c="1531"/>Ili kutulinda na huzuni zote, hasira, hatari na hitaji, tumwombe Bwana.</text:p>
      <text:p text:style-name="P1">Βοήθησέ μας καὶ σῶσε μας, ἐλέησέ μας καὶ σὲ ὅλα διαφύλαξέ μας, Θεέ, μὲ τὴ χάρη σου. Utusaidie na utuokoe, utuhurumie na utulinde katika kila jambo, Mungu, kwa neema yako.</text:p>
      <text:p text:style-name="P1"/>
      <text:p text:style-name="P1">Ἂς ζητήσουμε ἀπὸ τὸν Κύριο, ὅλη ἡ ἡμέρα σήμερα νὰ εἶναι ἀληθινὰ ἡμέρα τοῦ Θεοῦ, ἁγία, εἰρηνικὴ καὶ ἀναμάρτητη. <text:s text:c="1512"/>Tumwombe Bwana siku nzima ya leo iwe siku ya kweli ya Mungu, takatifu, yenye amani na isiyo na dhambi.</text:p>
      <text:p text:style-name="P1"/>
      <text:p text:style-name="P3">Χορὸς Ngoma</text:p>
      <text:p text:style-name="P1"/>
      <text:p text:style-name="P1">Χάρισέ μας τὸ ζητούμενο Κύριε. Utujalie tunachoomba, Bwana.</text:p>
      <text:p text:style-name="P1"/>
      <text:p text:style-name="P3">Διάκονος Shemasi</text:p>
      <text:p text:style-name="P1"/>
      <text:p text:style-name="P1">Ἂς ζητήσουμε ἀπὸ τὸν Κύριο ἄγγελο εἰρήνης, νὰ μᾶς ὁδηγῇ πιστὰ καὶ νὰ μᾶς φυλάσση ψυχικὰ καὶ σωματικά. Tumwombe Bwana, malaika wa amani, atuongoze kwa uaminifu na atulinde kiakili na kimwili.</text:p>
      <text:p text:style-name="P1"/>
      <text:p text:style-name="P1">Ἂς ζητήσουμε ἀπὸ τὸν Κύριο νὰ συγχωρήσῃ καὶ νὰ ἀφήσῃ τὶς ἁμαρτίες καὶ τὰ σφάλματά μας. Tumwombe Bwana atusamehe na atusamehe dhambi na makosa yetu.</text:p>
      <text:p text:style-name="P1"/>
      <text:p text:style-name="P1">Ἂς ζητήσουμε ἀπὸ τὸν Κύριο ὅσα εἶναι καλὰ καὶ συμφέρουν στὶς ψυχές μας καὶ εἰρήνη στὸν κόσμο. Tumwombe Mola yaliyo mema na yenye manufaa kwa nafsi zetu na amani duniani.</text:p>
      <text:p text:style-name="P1"/>
      <text:p text:style-name="P1">Ἂς ζητήσουμε ἀπὸ τὸν Κύριο νὰ περάσουμε τὸν ὑπόλοιπο χρόνο τῆς ζωῆς μας μὲ εἰρήνη καὶ μετάνοια. Tumuombe Mola atupe maisha yetu yote kwa amani na toba.</text:p>
      <text:p text:style-name="P1"/>
      <text:p text:style-name="P1">Ἂς ζητήσουμε ἀπὸ τὸν Κύριο τὰ τέλη τῆς ζωῆς μας νὰ εἶναι χριστιανὰ χωρὶς πόνο, χωρὶς ντροπὴ καὶ εἰρηνικά, καὶ νὰ ἔχωμε καλὴ ἀπολογία μπροστὰ στὸ φοβερὸ βῆμα τοῦ Χριστοῦ. Hebu tumwombe Bwana kwamba miisho ya maisha yetu iwe ya Kikristo bila maumivu, bila aibu na amani, na kwamba tuwe na msamaha mzuri kabla ya hatua ya kutisha ya Kristo.</text:p>
      <text:p text:style-name="P1"/>
      <text:p text:style-name="P1">Ἀφοῦ ζητήσαμε νὰ εἴμαστε ἑνωμένοι σὲ μιὰ πίστη καὶ νὰ ἔχωμε μαζί μας τὸ Ἅγιο Πνεῦμα, ἂς ἀφήσουμε ὁ καθένας μας κι ὅλοι μαζὶ τὸν ἑαυτό μας κι ὅλη μας τὴ ζωὴ στὸ Θεό μας Ἰησοῦ Χριστό. Kwa kuwa tumeomba kuunganishwa katika imani moja na kuwa na Roho Mtakatifu pamoja nasi, basi kila mmoja wetu na sisi sote tujiachie nafsi na maisha yetu yote kwa Mungu wetu Yesu Kristo.</text:p>
      <text:p text:style-name="P1"/>
      <text:p text:style-name="P3">Χορὸς Ngoma</text:p>
      <text:p text:style-name="P1"/>
      <text:p text:style-name="P1">Σὲ σένα, Κύριε. Kwako, Bwana.</text:p>
      <text:p text:style-name="P1"/>
      <text:p text:style-name="P3">Ἱερεὺς Kuhani</text:p>
      <text:p text:style-name="P1"/>
      <text:p text:style-name="P1">Σὲ σένα, Δέσποτα φιλάνθρωπε, ἐμπιστευόμαστε κι ἀφήνομε ὅλη μας τὴ ζωὴ καὶ τὴν ἐλπίδα, καὶ σὲ παρακαλοῦμε καὶ δεόμαστε καὶ ἱκετεύομε. Ἀξίωσέ μας νὰ μεταλάβωμε τὰ ἐπουράνια καὶ φρικτὰ μυστήρια αὐτῆς τῆς ἱερῆς καὶ πνευματικῆς τράπεζας μὲ καθαρὴ συνείδηση, γιὰ νὰ μᾶς χαριστοῦν οἱ ἁμαρτίες, γιὰ νὰ μᾶς συγχωρεθοῦν τὰ σφάλματα, γιὰ νά ᾿χωμε μαζί μας τὸ Ἅγιο Πνεῦμα, γιὰ νὰ κληρονομήσουμε τὴ βασιλεία τῶν οὐρανῶν, γιὰ νά ᾿χωμε παρρησία μπροστά σου, ὄχι γιὰ νὰ ἁμαρτήσουμε καὶ νὰ κατακριθοῦμε. Ndani yako, Despot ya uhisani, tunakuamini na kuacha maisha yetu yote na tumaini, na tunakusihi na kukufunga na kuomba. Utuweke kushiriki mafumbo ya mbinguni na ya kutisha ya meza hii takatifu na ya kiroho kwa dhamiri safi, ili tupate kusamehewa dhambi zetu, na kusamehewa makosa yetu, ili tuwe na Roho Mtakatifu pamoja nasi. urithi ufalme wa mbinguni. , ili tujivune mbele zako, tusitende dhambi na kuhukumiwa.</text:p>
      <text:p text:style-name="P1"/>
      <text:p text:style-name="P1">Καὶ καταξίωσέ μας, Δέσποτα, μὲ θάρρος ἀκατάκριτο νὰ τολμᾶμε νὰ παρακαλοῦμε ἐσένα τὸν ἐπουράνιο Θεό, Πατέρα, καὶ νὰ λέμε. Na utujalie, Despot, kwa ujasiri usio na lawama kuthubutu kukusihi Mungu wa mbinguni, Baba, na kusema.</text:p>
      <text:p text:style-name="P1"/>
      <text:p text:style-name="P1">Ἡ Κυριακὴ Προσευχὴ Sala ya Jumapili</text:p>
      <text:p text:style-name="P1"/>
      <text:p text:style-name="P1">Πάτερ ἡμῶν, ὁ ἐν τοῖς οὐρανοῖς· ἁγιασθήτω τὸ ὄνομά σου· ἐλθέτω ἡ βασιλεία σου· γενηθήτω τὸ θέλημά σου, ὡς ἐν οὐρανῷ καὶ ἐπὶ τῆς γῆς. Τὸν ἄρτον ἡμῶν τὸν ἐπιούσιον δὸς ἡμῖν σήμερον· καὶ ἄφες ἡμῖν τὰ ὀφειλήματα ἡμῶν, ὡς καὶ ἡμεῖς ἀφίεμεν τοῖς ὀφειλέταις ἡμῶν· καὶ μὴ εἰσενέγκῃς ἡμᾶς εἰς πειρασμόν, ἀλλὰ ῥῦσαι ἡμᾶς ἀπὸ τοῦ πονηροῦ. Baba yetu uliye mbinguni, jina lako litukuzwe, ufalme wako uje, mapenzi yako yatimizwe kama huko mbinguni na duniani. Utupe leo riziki yetu; utusamehe deni zetu, kama sisi nasi tunavyowasamehe wadeni wetu; na usitutie majaribuni, bali utuokoe na yule mwovu.</text:p>
      <text:p text:style-name="P1"/>
      <text:p text:style-name="P3">Ἱερεὺς Kuhani</text:p>
      <text:p text:style-name="P1"/>
      <text:p text:style-name="P1">Γιατὶ ἐσὺ ἔχεις τὴν ἐξουσία καὶ τὴ δύναμη καὶ σὲ σένα ἀνήκει ἡ δόξα, στὸν Πατέρα καὶ τὸν Υἱὸ καὶ τὸ Ἅγιο Πνεῦμα, τώρα καὶ πάντα καὶ στοὺς ἀτελεύτητους αἰῶνες. Kwa kuwa wewe unayo mamlaka na nguvu na utukufu una kwako Baba na Mwana na Roho Mtakatifu, sasa na milele na milele.</text:p>
      <text:p text:style-name="P1"/>
      <text:p text:style-name="P3">Χορὸς Ngoma</text:p>
      <text:p text:style-name="P1"/>
      <text:p text:style-name="P1">Ἀμήν. Amina.</text:p>
      <text:p text:style-name="P1"/>
      <text:p text:style-name="P3">Ἱερεὺς Kuhani</text:p>
      <text:p text:style-name="P1"/>
      <text:p text:style-name="P1">Εἰρήνη σὲ ὅλους. Amani kwa wote.</text:p>
      <text:p text:style-name="P1"/>
      <text:p text:style-name="P3">Χορὸς Ngoma</text:p>
      <text:p text:style-name="P1"/>
      <text:p text:style-name="P1">Καὶ στὸ πνεῦμα σου. Na katika roho yako.</text:p>
      <text:p text:style-name="P1"/>
      <text:p text:style-name="P3">Διάκονος Shemasi</text:p>
      <text:p text:style-name="P1"/>
      <text:p text:style-name="P1">Ἂς σκύψουμε τὰ κεφάλια μας στὸν Κύριο. Na tuinamishe vichwa vyetu kwa Bwana.</text:p>
      <text:p text:style-name="P1"/>
      <text:p text:style-name="P3">Χορὸς Ngoma</text:p>
      <text:p text:style-name="P1"/>
      <text:p text:style-name="P1">Σὲ σένα, Κύριε. Kwako, Bwana.</text:p>
      <text:p text:style-name="P1"/>
      <text:p text:style-name="P3">Ἱερεὺς Kuhani</text:p>
      <text:p text:style-name="P1"/>
      <text:p text:style-name="P1">Σὲ εὐχαριστοῦμε, ἀόρατε Βασιλέα, ποὺ μὲ τὴν ἀμέτρητη δύναμή σου δημιούργησες τὰ πάντα καὶ μὲ τὸ πλῆθος τῆς ἀγάπης σου τὰ ἔφερες ὅλα ἀπὸ τὴν ἀνυπαρξία στὴν ὕπαρξη. Ἐσὺ λοιπόν, Δέσποτα, ρίξε ἀπὸ τὸν οὐρανὸ τὴ ματιά σου σ᾿ αὐτούς, ποὺ τώρα ἔχουν σκύψει σὲ σένα τὰ κεφάλια τους· γιατὶ δὲν ἔσκυψαν σὲ ἄνθρωπο, ἀλλὰ σὲ σένα τὸ μεγάλο Θεό. Ἐσὺ λοιπόν, Δέσποτα, ὅλους ἐμᾶς τώρα βοήθησέ μας στὸ καλό, καὶ σὲ ὅ,τι ὁ καθένας ἔχει ἀνάγκη· ταξίδεψε μαζὶ μ᾿ ἐκείνους ποὺ ταξιδεύουν στὴ θάλασσα· περπάτησε μαζὶ μ᾿ ἐκείνους ποὺ περπατᾶνε στὴ στεριά· κάμε καλὰ τοὺς ἀρρώστους, ἐσὺ ποὺ εἶσαι ὁ γιατρὸς τῶν ψυχῶν καὶ τῶν σωμάτων μας. Tunakushukuru, Mfalme asiyeonekana, ambaye kwa uwezo wako usio na kipimo aliumba kila kitu na kwa wingi wa upendo wako ulileta kila kitu kutoka kwa kutokuwepo hadi kuwepo. Kwa hiyo wewe, Despot, uwaelekee hao walioinamisha vichwa vyao kutoka mbinguni, kwa maana hawakuinamia mwanadamu, bali kwako wewe Mungu mkuu. Basi wewe, Despot, utusaidie sote sasa katika mema, na katika kila anachohitaji; safiri pamoja na wasafiri wa baharini; tembea na waendao nchi kavu; ponya wagonjwa, wewe ambaye wewe ni daktari wako. nafsi na miili yetu.</text:p>
      <text:p text:style-name="P1"/>
      <text:p text:style-name="P1">Μὲ τὴ χάρη καὶ τὴν εὐσπλαχνία καὶ τὴ φιλανθρωπία τοῦ μονογενῆ σου Υἱοῦ, ποὺ μαζί του εἶσαι δοξασμένος, καὶ μὲ τὸ πανάγιο καὶ ἀγαθὸ καὶ ζωοποιό σου Πνεῦμα, τώρα καὶ πάντα καὶ στοὺς ἀτελεύτητους αἰῶνες. <text:s text:c="1422"/>Kwa neema na rehema na mapendo ya Mwana wako wa pekee, ambaye umetukuzwa pamoja naye, na kwa Roho wako mtakatifu na mwema na wa uzima, sasa na milele na milele.</text:p>
      <text:p text:style-name="P1"/>
      <text:p text:style-name="P3">Χορὸς Ngoma</text:p>
      <text:p text:style-name="P1"/>
      <text:p text:style-name="P1">Ἀμήν. Amina.</text:p>
      <text:p text:style-name="P1"/>
      <text:p text:style-name="P4">ΥΨΩΣΙΣ ΚΑΙ ΜΕΛΙΣΜΟΣ HYPSOSISI NA MELISMUS</text:p>
      <text:p text:style-name="P1"/>
      <text:p text:style-name="P3">Ἱερεὺς Kuhani</text:p>
      <text:p text:style-name="P1"/>
      <text:p text:style-name="P1">Πρόσεξέ μας, Κύριε Ἰησοῦ Χριστέ, ὁ Θεός μας, ἀπὸ τὸ ἅγιο κατοικητήριό σου κι ἀπὸ τὸν ἔνδοξο θρόνο τῆς βασιλείας σου, κι ἔλα νὰ μᾶς ἁγιάσης· ἐσὺ ποὺ κάθεσαι μαζὶ μὲ τὸν Πατέρα στοὺς οὐρανοὺς καὶ ἀοράτως εἶσαι ἐδῶ μαζί μας· καὶ κάνε μας ἄξιους γιὰ νὰ μᾶς μεταδώσης μὲ τὸ παντοδύναμο χέρι σου τὸ ἄχραντο σῶμα σου καὶ τὸ τίμιο αἷμα σου, καὶ μὲ τὰ χέρια τὰ δικά μας σ᾿ ὅλο τὸ λαό. Ututunze, Bwana Yesu Kristo, Mungu wetu, kutoka katika makao yako matakatifu na katika kiti cha enzi cha utukufu wa ufalme wako, uje kututakasa; wewe ketiye pamoja na Baba mbinguni na usiyeonekana upo pamoja nasi; ukatufanye tustahili. tuwasilishe kwa mkono wako mweza mwili wako safi na damu yako ya uaminifu, na kwa mikono yetu kwa watu wote.</text:p>
      <text:p text:style-name="P1"/>
      <text:p text:style-name="P3">Διάκονος Shemasi</text:p>
      <text:p text:style-name="P1"/>
      <text:p text:style-name="P1">Ἂς προσέξουμε! Tuwe makini!</text:p>
      <text:p text:style-name="P1"/>
      <text:p text:style-name="P3">Ἱερεὺς Kuhani</text:p>
      <text:p text:style-name="P1"/>
      <text:p text:style-name="P1">Τὰ ἅγια εἶναι γιὰ τοὺς ἁγίους. Watakatifu ni wa watakatifu.</text:p>
      <text:p text:style-name="P1"/>
      <text:p text:style-name="P3">Χορὸς Ngoma</text:p>
      <text:p text:style-name="P1"/>
      <text:p text:style-name="P1">Ἕνας εἶναι ἅγιος καὶ Κύριος, ὁ Ἰησοῦς Χριστός, γιὰ τὴ δόξα τοῦ Θεοῦ Πατέρα. Ἀμήν. Mmoja ni mtakatifu na Bwana, Yesu Kristo, kwa utukufu wa Mungu Baba. Amina.</text:p>
      <text:p text:style-name="P1"/>
      <text:p text:style-name="P1">Ἐνῶ ψάλλεται τὸ Κοινωνικὸ ἀπὸ τὸ Χορό, λέγει ὁ Wakati Social inaimbwa kutoka kwenye Ngoma, anasema</text:p>
      <text:p text:style-name="P1"/>
      <text:p text:style-name="P3">Διάκονος Shemasi</text:p>
      <text:p text:style-name="P1"/>
      <text:p text:style-name="P1">Τεμάχισε, Δέσποτα, τὸν ἅγιο ἄρτο. Vunja mkate mtakatifu, Despot.</text:p>
      <text:p text:style-name="P1"/>
      <text:p text:style-name="P3">Ἱερεὺς Kuhani</text:p>
      <text:p text:style-name="P1"/>
      <text:p text:style-name="P1">Τεμαχίζεται καὶ διαμοιράζεται ὁ Ἀμνὸς τοῦ Θεοῦ, ἐκεῖνος ποὺ τεμαχίζεται καὶ δὲν διαιρεῖται, ποὺ πάντα τρώγεται καὶ ποτὲ δὲν σώνεται, ἀλλὰ ἁγιάζει ἐκείνους ποὺ τὸν κοινωνοῦν. Mwana-Kondoo wa Mungu amekatwa na kushirikishwa, yeye aliyekatwa na sio kugawanywa, ambaye siku zote huliwa na hajaokolewa, lakini huwatakasa wale wanaoshiriki naye.</text:p>
      <text:p text:style-name="P1"/>
      <text:p text:style-name="P3">Διάκονος Shemasi</text:p>
      <text:p text:style-name="P1"/>
      <text:p text:style-name="P1">Γέμισε, Δέσποτα, τὸ ἅγιο ποτήριο. Jaza, Despot, kikombe kitakatifu.</text:p>
      <text:p text:style-name="P1"/>
      <text:p text:style-name="P3">Ἱερεὺς Kuhani</text:p>
      <text:p text:style-name="P1"/>
      <text:p text:style-name="P1">Γέμισμα τοῦ ποτηρίου τῆς πίστης, γεμάτο ἀπὸ Ἅγιο Πνεῦμα. Ἀμήν. Kujaza glasi ya imani, iliyojaa Roho Mtakatifu. Amina.</text:p>
      <text:p text:style-name="P1"/>
      <text:p text:style-name="P3">Διάκονος <text:s text:c="1614"/>Shemasi</text:p>
      <text:p text:style-name="P1"/>
      <text:p text:style-name="P1">Εὐλόγησε, Δέσποτα, τὸ ζεστὸ νερό. Bariki, Despot, maji ya moto.</text:p>
      <text:p text:style-name="P1"/>
      <text:p text:style-name="P3">Ἱερεὺς Kuhani</text:p>
      <text:p text:style-name="P1"/>
      <text:p text:style-name="P1">Εὐλογημένη ἡ ζεστὴ πίστη τῶν ἁγίων σου, Κύριε, τώρα καὶ πάντα καὶ στοὺς ἀτελεύτητους αἰῶνες. Ἀμήν. Ibarikiwe na imani changamfu ya watakatifu wako, Bwana, sasa na milele na milele. Amina.</text:p>
      <text:p text:style-name="P1"/>
      <text:p text:style-name="P3">Διάκονος Shemasi</text:p>
      <text:p text:style-name="P1"/>
      <text:p text:style-name="P1">Ζεστὴ πίστη, γεμάτη ἀπὸ Ἅγιο Πνεῦμα. Ἀμήν. Imani yenye joto, iliyojaa Roho Mtakatifu. Amina.</text:p>
      <text:p text:style-name="P1"/>
      <text:p text:style-name="P4">ΘΕΙΑ ΚΟΙΝΩΝΙΑ USHIRIKA MTAKATIFU</text:p>
      <text:p text:style-name="P1"/>
      <text:p text:style-name="P3">Ἱερεὺς Kuhani</text:p>
      <text:p text:style-name="P1"/>
      <text:p text:style-name="P1">Νά, πλησιάζω στὸ Χριστό, τὸν ἀθάνατο Βασιλιὰ καὶ Θεό μας. Μεταδίδεται σὲ μένα... τὸν ἀνάξιο ἱερέα τὸ πολύτιμο καὶ πανάγιο σῶμα τοῦ Κυρίου καὶ Θεοῦ καὶ Σωτήρα μας Ἰησοῦ Χριστοῦ, γιὰ νὰ συγχωρεθοῦν οἱ ἁμαρτίες μου καὶ νὰ ἔχω ζωὴ αἰώνια. Ndiyo, ninamkaribia Kristo, Mfalme na Mungu wetu asiyeweza kufa. Mwili wa thamani na mtakatifu sana wa Bwana wetu na Mungu na Mwokozi Yesu Kristo umepitishwa kwangu ... kuhani asiyestahili, ili dhambi zangu zisamehewe na nipate uzima wa milele.</text:p>
      <text:p text:style-name="P1"/>
      <text:p text:style-name="P1">Διάκονε, πλησίασε. Shemasi, karibu.</text:p>
      <text:p text:style-name="P1"/>
      <text:p text:style-name="P3">Διάκονος Shemasi</text:p>
      <text:p text:style-name="P1"/>
      <text:p text:style-name="P1">Νά, πλησιάζω στὸ Χριστό, τὸν ἀθάνατο βασιλιὰ καὶ Θεό μας. Μετάδοσε σὲ μένα, Δέσποτα, τὸ πολύτιμο καὶ πανάγιο σῶμα τοῦ Κυρίου καὶ Θεοῦ καὶ Σωτήρα μας Ἰησοῦ Χριστοῦ, γιὰ νὰ συγχωρεθοῦν οἱ ἁμαρτίες μου καὶ γιὰ νὰ ἔχω ζωὴ αἰώνια. <text:s text:c="1397"/>Ndiyo, ninamkaribia Kristo, mfalme wetu asiyeweza kufa na Mungu. Unifikishie, Despot, mwili wa thamani na mtakatifu sana wa Bwana na Mungu na Mwokozi wetu Yesu Kristo, ili dhambi zangu zisamehewe na nipate uzima wa milele.</text:p>
      <text:p text:style-name="P1">Μεταδίδεται σὲ σένα... τὸ πολύτιμο καὶ πανάγιο σῶμα... Inapitishwa kwako ... mwili wa thamani na mtakatifu ...</text:p>
      <text:p text:style-name="P1"/>
      <text:p text:style-name="P3">Ἱερεὺς Kuhani</text:p>
      <text:p text:style-name="P1"/>
      <text:p text:style-name="P1">Ἀκόμα μεταδίδεται σὲ μένα... τὸν ἀνάξιο ἱερέα τὸ πολύτιμο καὶ πανάγιο καὶ ὁλοζώντανο αἷμα τοῦ Κυρίου καὶ Θεοῦ καὶ Σωτήρα μας Ἰησοῦ Χριστοῦ, γιὰ νὰ συγχωρεθοῦν οἱ ἁμαρτίες μου καὶ νὰ ἔχω ζωὴ αἰώνια. Damu ya thamani, takatifu na hai ya Bwana wetu na Mungu na Mwokozi Yesu Kristo bado inapitishwa kwangu ... kuhani asiyestahili, ili dhambi zangu zisamehewe na nipate uzima wa milele.</text:p>
      <text:p text:style-name="P1"/>
      <text:p text:style-name="P1">Διάκονε, πλησίασε πάλι. Shemasi, njoo karibu tena.</text:p>
      <text:p text:style-name="P1"/>
      <text:p text:style-name="P3">Διάκονος Shemasi</text:p>
      <text:p text:style-name="P1"/>
      <text:p text:style-name="P1">Πάλι πλησιάζω· μετάδοσε σὲ μένα, Δέσποτα, τὸ πολύτιμο καὶ πανάγιο καὶ ὁλοζώντανο αἷμα τοῦ Κυρίου καὶ Θεοῦ καὶ Σωτήρα μας Ἰησοῦ Χριστοῦ, γιὰ νὰ συγχωρεθοῦν οἱ ἁμαρτίες μου καὶ νὰ ἔχω ζωὴ αἰώνια. Ninakaribia tena; nipe, Despot, damu ya thamani, takatifu na hai ya Bwana wetu na Mungu na Mwokozi Yesu Kristo, ili dhambi zangu zisamehewe na nipate uzima wa milele.</text:p>
      <text:p text:style-name="P1"/>
      <text:p text:style-name="P3">Ἱερεὺς Kuhani</text:p>
      <text:p text:style-name="P1"/>
      <text:p text:style-name="P1">Ἀκόμα μεταδίδεται σὲ σένα... τὸν εὐλαβέστατο διάκονο τὸ πολύτιμο καὶ πανάγιο καὶ ὁλοζώντανο αἷμα τοῦ Κυρίου καὶ Θεοῦ καὶ Σωτήρα μας Ἰησοῦ Χριστοῦ, γιὰ νὰ ἀφεθοῦν οἱ ἁμαρτίες σου καὶ νὰ ἔχῃς ζωὴ αἰώνια. Ἀμήν. Damu ya thamani, takatifu na hai ya Bwana wetu na Mungu na Mwokozi Yesu Kristo ingali inapitishwa kwako ... mhudumu mstahi zaidi, ili dhambi zako zisamehewe na uwe na uzima wa milele. Amina.</text:p>
      <text:p text:style-name="P1"/>
      <text:p text:style-name="P1">Αὐτὸ ἄγγιξε στὰ χείλια μας καὶ θὰ ἀφαιρέση τὶς ἀνομίες μας καὶ θὰ ξεπλύνη τὶς ἁμαρτίες μας. Hili liligusa midomo yetu na litaondoa maovu yetu na kuosha dhambi zetu.</text:p>
      <text:p text:style-name="P1"/>
      <text:p text:style-name="P4">ΚΟΙΝΩΝΙΑ ΤΩΝ ΠΙΣΤΩΝ JAMII YA WAUMINI</text:p>
      <text:p text:style-name="P1"/>
      <text:p text:style-name="P3">Διάκονος Shemasi</text:p>
      <text:p text:style-name="P1"/>
      <text:p text:style-name="P1">Ἐλᾶτε μὲ φόβο Θεοῦ, μὲ πίστη καὶ μὲ ἀγάπη. Njooni kwa hofu ya Mungu, kwa imani na kwa upendo.</text:p>
      <text:p text:style-name="P1"/>
      <text:p text:style-name="P1">Μεταδίδεται σὲ σένα τὸ σῶμα καὶ τὸ αἷμα τοῦ Κυρίου μας Ἰησοῦ Χριστοῦ, γιὰ νὰ ἀφεθοῦν οἱ ἁμαρτίες σου καὶ νὰ ἔχῃς ζωὴ αἰώνια. Mwili na damu ya Bwana wetu Yesu Kristo imepitishwa kwenu, ili mpate kusamehewa dhambi zenu na mpate uzima wa milele.</text:p>
      <text:p text:style-name="P1"/>
      <text:p text:style-name="P3">Ἱερεὺς Kuhani</text:p>
      <text:p text:style-name="P1"/>
      <text:p text:style-name="P1">Σῶσε, Θεέ, τὸ λαό σου κι εὐλόγησε τὰ παιδιά σου. Okoa, ee Mwenyezi-Mungu, watu wako na uwabariki watoto wako.</text:p>
      <text:p text:style-name="P1"/>
      <text:p text:style-name="P3">Χορὸς Ngoma</text:p>
      <text:p text:style-name="P1"/>
      <text:p text:style-name="P1">Εἴδαμε τὸ ἀληθινὸ φῶς, ἐλάβαμε Ἅγιο Πνεῦμα, ἀποκτήσαμε ἀληθινὴ πίστη, προσκυνώντας τὴν Ἁγία Τριάδα· γιατὶ αὐτή ᾿ναι ποὺ μᾶς ἔσωσε. Tuliona nuru ya kweli, tulipokea Roho Mtakatifu, tulipata imani ya kweli, tukiabudu Utatu Mtakatifu, kwa sababu ndiye aliyetuokoa.</text:p>
      <text:p text:style-name="P1"/>
      <text:p text:style-name="P3">Διάκονος Shemasi</text:p>
      <text:p text:style-name="P1"/>
      <text:p text:style-name="P1">Ὕψωσε, Δέσποτα. Njoo, Despot.</text:p>
      <text:p text:style-name="P1"/>
      <text:p text:style-name="P3">Ἱερεὺς Kuhani</text:p>
      <text:p text:style-name="P1"/>
      <text:p text:style-name="P1">Δοξασμένος νὰ εἶσαι, Θεέ, στοὺς οὐρανοὺς καὶ σ᾿ ὅλη τὴ γῆ· δοξασμένος νὰ εἶσαι στοὺς αἰῶνες τῶν αἰώνων. Utukufu una wewe, Mungu, mbinguni na duniani kote, utukufu una wewe milele na milele.</text:p>
      <text:p text:style-name="P1"/>
      <text:p text:style-name="P3">Διάκονος Shemasi</text:p>
      <text:p text:style-name="P1"/>
      <text:p text:style-name="P1">Εὐλόγησε, Δέσποτα. Ubarikiwe, Despot.</text:p>
      <text:p text:style-name="P1"/>
      <text:p text:style-name="P3">Ἱερεὺς Kuhani</text:p>
      <text:p text:style-name="P1"/>
      <text:p text:style-name="P1">Δόξα νά ᾿χη ὁ Θεός μας, τώρα καὶ πάντα καὶ στοὺς ἀτελεύτητους αἰῶνες. Atukuzwe Mungu wetu, sasa na milele na milele.</text:p>
      <text:p text:style-name="P1"/>
      <text:p text:style-name="P3">Χορὸς Ngoma</text:p>
      <text:p text:style-name="P1"/>
      <text:p text:style-name="P1">Ἀμήν. Amina.</text:p>
      <text:p text:style-name="P1"/>
      <text:p text:style-name="P4">ΕΥΧΑΡΙΣΤΙΑ-ΑΠΟΛΥΣΗ ASANTE - KUFUKUZWA</text:p>
      <text:p text:style-name="P1"/>
      <text:p text:style-name="P3">Διάκονος Shemasi</text:p>
      <text:p text:style-name="P1"/>
      <text:p text:style-name="P1">Ὀρθοί. Τώρα ποὺ μεταλάβαμε τὰ θεῖα, ἅγια, ἄχραντα, ἀθάνατα, ἐπουράνια καὶ ζωοποιά, φρικτὰ μυστήρια τοῦ Χριστοῦ, ἂς εὐχαριστήσουμε ἄξια τὸν Κύριο. Moja kwa moja. Sasa kwa kuwa tumeshiriki siri za kimungu, takatifu, zisizoweza kufa, zisizoweza kufa, za mbinguni na za uzima, za kutisha za Kristo, na tutoe shukrani zinazostahili kwa Bwana.</text:p>
      <text:p text:style-name="P1"/>
      <text:p text:style-name="P1">Βοήθησέ μας καὶ σῶσε μας, ἐλέησέ μας καὶ σὲ ὅλα διαφύλαξέ μας, Θεέ, μὲ τὴ χάρη σου. Utusaidie na utuokoe, utuhurumie na utulinde katika kila jambo, Mungu, kwa neema yako.</text:p>
      <text:p text:style-name="P1"/>
      <text:p text:style-name="P3">Χορὸς Ngoma</text:p>
      <text:p text:style-name="P1"/>
      <text:p text:style-name="P1">Κύριε, ἐλέησον. Bwana, rehema.</text:p>
      <text:p text:style-name="P1"/>
      <text:p text:style-name="P3">Διάκονος Shemasi</text:p>
      <text:p text:style-name="P1"/>
      <text:p text:style-name="P1">Ἀφοῦ ζητήσαμε ὅλη ἡ ἡμέρα σήμερα νὰ εἶναι ἀληθινὰ ἡμέρα τοῦ Θεοῦ, ἁγία, εἰρηνικὴ καὶ ἀναμάρτητη, ἂς ἀφήσουμε τώρα ὁ καθένας μας κι ὅλοι μαζὶ τὸν ἑαυτό μας κι ὅλη μας τὴ ζωὴ στὸ Θεό μας Ἰησοῦ Χριστό. Kwa kuwa tumeomba siku nzima ya leo iwe siku ya kweli ya Mungu, takatifu, yenye amani na isiyo na dhambi, basi sasa tumuachie kila mmoja wetu na sote pamoja na nafsi zetu na maisha yetu yote kwa Mungu wetu Yesu Kristo.</text:p>
      <text:p text:style-name="P1"/>
      <text:p text:style-name="P3">Χορὸς Ngoma</text:p>
      <text:p text:style-name="P1"/>
      <text:p text:style-name="P1">Σὲ σένα, Κύριε. Kwako, Bwana.</text:p>
      <text:p text:style-name="P1"/>
      <text:p text:style-name="P3">Ἱερεὺς Kuhani</text:p>
      <text:p text:style-name="P1"/>
      <text:p text:style-name="P1">Σὲ εὐχαριστοῦμε, φιλάνθρωπε Δέσποτα, εὐεργέτη τῶν ψυχῶν μας, γιατὶ καὶ σήμερα μᾶς ἀξίωσες νὰ μεταλάβωμε τὰ ἐπουράνια καὶ ἀθάνατα μυστήριά σου. Κάμε ἴσιο καὶ σωστὸ τὸ δρόμο μας, στήριξέ μας ὅλους μέσα στὸ φόβο σου, φρούρησε τὴ ζωή μας, στερέωσε τὰ βήματά μας· μὲ τὶς εὐχὲς καὶ τὶς ἱκεσίες τῆς ἔνδοξης Θεοτόκου καὶ ἀειπαρθένου Μαρίας κι ὅλων τῶν Ἁγίων σου. Tunakushukuru, philanthropic Despot, mfadhili wa roho zetu, kwa sababu hata leo ulistahili sisi kushiriki mafumbo yako ya mbinguni na ya kutokufa. Itengeneze njia yetu iwe sawa na sawa, utuunge mkono sote katika hofu yako, linda maisha yetu, uimarishe hatua zetu; kwa matakwa na maombi ya Theotokos mtukufu na Maria Immaculate na Watakatifu wako wote.</text:p>
      <text:p text:style-name="P1"/>
      <text:p text:style-name="P1">Γιατὶ ἐσύ ᾿σαι ὁ ἁγιασμός μας κι ἐσένα δοξάζομε, τὸν Πατέρα καὶ τὸν Υἱὸ καὶ τὸ Ἅγιο Πνεῦμα, τώρα καὶ πάντα καὶ στοὺς ἀτελεύτητους αἰῶνες. Kwa sababu wewe ni utakaso wetu na wewe tunakutukuza, Baba na Mwana na Roho Mtakatifu, sasa na siku zote na hata milele.</text:p>
      <text:p text:style-name="P1"/>
      <text:p text:style-name="P3">Χορὸς Ngoma</text:p>
      <text:p text:style-name="P1"/>
      <text:p text:style-name="P1">Ἀμήν. Amina.</text:p>
      <text:p text:style-name="P1"/>
      <text:p text:style-name="P3">Ἱερεὺς Kuhani</text:p>
      <text:p text:style-name="P1"/>
      <text:p text:style-name="P1">Ἂς πᾶμε μὲ εἰρήνη. Twende kwa amani.</text:p>
      <text:p text:style-name="P1"/>
      <text:p text:style-name="P3">Διάκονος Shemasi</text:p>
      <text:p text:style-name="P1"/>
      <text:p text:style-name="P1">Ἂς παρακαλέσουμε τὸν Κύριο. Tumsihi Bwana.</text:p>
      <text:p text:style-name="P1"/>
      <text:p text:style-name="P3">Χορὸς <text:s text:c="1617"/>Ngoma</text:p>
      <text:p text:style-name="P1"/>
      <text:p text:style-name="P1">Κύριε, ἐλέησον. Bwana, rehema.</text:p>
      <text:p text:style-name="P1"/>
      <text:p text:style-name="P3">Ἱερεὺς Kuhani</text:p>
      <text:p text:style-name="P1"/>
      <text:p text:style-name="P1">Κύριε, σὺ ποὺ εὐλογεῖς ἐκείνους ποὺ σὲ δοξάζουν καὶ ἁγιάζεις ἐκείνους ποὺ πιστεύουν κι ἔχουν τὴν ἐμπιστοσύνη τους σὲ σένα, σῶσε τὸ λαό σου κι εὐλόγησε τὰ παιδιά σου. Φύλαξε ὅλη τὴν Ἐκκλησία σου· ἁγίασε ἐκείνους ποὺ ἀγαποῦν τὴν καλὴ κατάσταση κι ἐμφάνιση τοῦ οἴκου σου. Ἐσὺ μὲ τὴ θεϊκή σου δύναμη νὰ τοὺς ἀνταποδώσης δόξα καὶ νὰ μὴν ἐγκαταλείψης ἐμᾶς, ποὺ ἐλπίζομε σὲ σένα. Δώρησε εἰρήνη στὸν κόσμο σου, στὶς Ἐκκλησίες σου, στοὺς ἱερεῖς, στὸ στρατὸ καὶ σ᾿ ὅλο τὸ λαό σου, γιατὶ κάθε καλὸ χάρισμα καὶ κάθε τέλειο δῶρο εἶναι ἀπὸ τὸν οὐρανὸ καὶ κατεβαίνει ἀπὸ σένα τὸν Πατέρα τῶν φώτων· γι᾿ αὐτὸ καὶ σὲ δοξάζομε, καὶ σὲ εὐχαριστοῦμε καὶ σὲ προσκυνοῦμε, τὸν Πατέρα καὶ τὸν Υἱὸ καὶ τὸ Ἅγιο Πνεῦμα, τώρα καὶ πάντα καὶ στοὺς ἀτελεύτητους αἰῶνες. Bwana, wewe unayewabariki wale wanaokutukuza na kuwatakasa wale wanaoamini na kuweka imani yao kwako, uwaokoe watu wako na wabariki watoto wako. Linda Kanisa lako lote; watakase wale wanaopenda hali nzuri na mwonekano wa nyumba yako. Na wewe, kwa uweza wako wa kimungu, uwalipe kwa utukufu na usituache sisi tunaotumainia wewe. Upe amani ulimwengu wako, na makanisa yako, na makuhani, na jeshi, na watu wako wote; kwa maana kila zawadi iliyo njema, na kila zawadi kamilifu, hutoka mbinguni, na hushuka kutoka kwako, Baba wa mianga; kwa sababu hiyo twakusifu. na tunakushukuru na kukuabudu wewe, Baba na Mwana na Roho Mtakatifu, sasa na siku zote na hata milele na milele.</text:p>
      <text:p text:style-name="P1"/>
      <text:p text:style-name="P3">Χορὸς Ngoma</text:p>
      <text:p text:style-name="P1"/>
      <text:p text:style-name="P1">Ἀμήν. Ἂς εἶναι εὐλογημένο τὸ ὄνομα τοῦ Κυρίου ἀπὸ τώρα καὶ πάντοτε. Amina. Jina la Bwana lihimidiwe tangu sasa na hata milele.</text:p>
      <text:p text:style-name="P1"/>
      <text:p text:style-name="P3">Ἱερεὺς Kuhani</text:p>
      <text:p text:style-name="P1"/>
      <text:p text:style-name="P1">Χριστὲ ὁ Θεός μας, ἐσὺ ποὺ πλήρωσες τὸ νόμο τοῦ Μωϋσῆ καὶ τοὺς Προφῆτες καὶ ἐκτέλεσες ὅλη τὴν οἰκονομία τοῦ Πατέρα (γιὰ τὴ σωτηρία τοῦ κόσμου), γέμισε ἀπὸ χαρὰ καὶ εὐφροσύνη τὶς καρδιές μας, τώρα καὶ πάντα καὶ στοὺς ἀτελεύτητους αἰῶνες. Ἀμήν. Kristo Mungu wetu, wewe uliyetimiza sheria ya Musa na manabii na kutimiza uchumi wote wa Baba (kwa wokovu wa ulimwengu), ujaze mioyo yetu na furaha na shangwe, sasa na siku zote na hata milele. Amina.</text:p>
      <text:p text:style-name="P1"/>
      <text:p text:style-name="P3">Διάκονος Shemasi</text:p>
      <text:p text:style-name="P1"/>
      <text:p text:style-name="P1">Ἂς παρακαλέσουμε τὸν Κύριο. Tumsihi Bwana.</text:p>
      <text:p text:style-name="P1"/>
      <text:p text:style-name="P3">Χορὸς Ngoma</text:p>
      <text:p text:style-name="P1"/>
      <text:p text:style-name="P1">Κύριε, ἐλέησον. Bwana, rehema.</text:p>
      <text:p text:style-name="P1"/>
      <text:p text:style-name="P3">Ἱερεὺς Kuhani</text:p>
      <text:p text:style-name="P1"/>
      <text:p text:style-name="P1">Ἡ εὐλογία καὶ τὸ ἔλεος τοῦ Κυρίου ἂς εἶναι μὲ σᾶς, μὲ τὴ χάρη καὶ τὴ φιλανθρωπία του, τώρα καὶ πάντα καὶ στοὺς ἀτελεύτητους αἰῶνες. Baraka na rehema za Bwana ziwe pamoja nanyi, kwa neema na mapendo yake, sasa na siku zote na hata milele na milele.</text:p>
      <text:p text:style-name="P1"/>
      <text:p text:style-name="P3">Χορὸς Ngoma</text:p>
      <text:p text:style-name="P1"/>
      <text:p text:style-name="P1">Ἀμήν. Amina.</text:p>
      <text:p text:style-name="P1"/>
      <text:p text:style-name="P3">Ἱερεὺς <text:s text:c="1616"/>Kuhani</text:p>
      <text:p text:style-name="P1"/>
      <text:p text:style-name="P1">Δόξα σὲ σένα, Θεέ, ἡ ἐλπίδα μας· δόξα σὲ σένα. Utukufu kwako, Mungu, tumaini letu; utukufu kwako.</text:p>
      <text:p text:style-name="P1"/>
      <text:p text:style-name="P3">Χορὸς Ngoma</text:p>
      <text:p text:style-name="P1"/>
      <text:p text:style-name="P1">Δόξα στὸν Πατέρα, τὸν Υἱὸ καὶ τὸ Ἅγιο Πνεῦμα, καὶ τώρα καὶ πάντα καὶ στοὺς ἀτελεύτητους αἰῶνες. Ἀμήν. Κύριε, ἐλέησον (τρίς). Δέσποτα ἅγιε, εὐλόγησε. Utukufu kwa Baba, Mwana na Roho Mtakatifu, sasa na milele na milele. Amina. Bwana, rehema (tris). Mtawala mtakatifu, bariki.</text:p>
      <text:p text:style-name="P1"/>
      <text:p text:style-name="P3">Ἱερεὺς Kuhani</text:p>
      <text:p text:style-name="P1"/>
      <text:p text:style-name="P1">Ὁ Χριστὸς ὁ ἀληθινὸς Θεός μας, ποὺ ἀναστήθηκε ἀπὸ τοὺς νεκρούς, μὲ τὶς πρεσβεῖες τῆς πανάχραντης καὶ πανάμωμης ἁγίας Μητέρας του· μὲ τὴ δύναμη τοῦ τίμιου καὶ ζωοποιοῦ Σταυροῦ· μὲ τὶς προστασίες τῶν τίμιων ἐπουράνιων ἀσωμάτων Δυνάμεων· μὲ τὶς ἱκεσίες τοῦ τίμιου, ἐνδόξου, προφήτη, προδρόμου καὶ βαπτιστῆ Ἰωάννη, τῶν ἁγίων ἔνδοξων καὶ πανεύφημων Ἀποστόλων· τῶν ἁγίων ἔνδοξων καὶ καλλίνικων Μαρτύρων· τῶν ὁσίων καὶ θεοφόρων Πατέρων μας... τῶν ἁγίων καὶ δικαίων θεοπατόρων Ἰωακεὶμ καὶ Ἄννας... καὶ ὅλων τῶν Ἁγίων, ὡς Θεὸς καλός, φιλάνθρωπος, εἴθε νὰ μᾶς ἐλεήση καὶ νὰ μᾶς σώση. Kristo Mungu wetu wa kweli, aliyefufuka kutoka kwa wafu, pamoja na balozi za Mama yake Mtakatifu na Mtakatifu-wote; kwa nguvu ya Msalaba mwaminifu na wa uzima; kwa ulinzi wa Nguvu za mbinguni za uaminifu; maombi ya waaminifu, mtukufu, nabii, mtangulizi na mbatizaji Yohana, ya Mitume watakatifu wa utukufu na utukufu wote; ya Mashahidi watakatifu wa utukufu na wazuri; ya Baba zetu watakatifu na wacha Mungu ... ya miungu watakatifu na wa haki Joakimu ... na wa Watakatifu wote, kama Mungu alivyo mwema, mfadhili, na atuhurumie na atuokoe.</text:p>
      <text:p text:style-name="P1"/>
      <text:p text:style-name="P1">Μὲ τὶς εὐχὲς τῶν ἁγίων Πατέρων μας, Κύριε Ἰησοῦ Χριστὲ ὁ Θεός μας, ἐλέησέ μας. Kwa maombi ya Baba zetu watakatifu, Bwana Yesu Kristo Mungu wetu, utuhurumie.</text:p>
      <text:p text:style-name="P1"/>
      <text:p text:style-name="P3">Χορὸς Ngoma</text:p>
      <text:p text:style-name="P1"/>
      <text:p text:style-name="P1">Ἀμήν. <text:s text:c="1617"/>Ami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4T18:16:27.083969612</dc:date>
    <meta:editing-duration>PT57M11S</meta:editing-duration>
    <meta:editing-cycles>2</meta:editing-cycles>
    <meta:generator>LibreOffice/7.4.3.2$Linux_X86_64 LibreOffice_project/40$Build-2</meta:generator>
    <meta:document-statistic meta:table-count="0" meta:image-count="0" meta:object-count="0" meta:page-count="1" meta:paragraph-count="481" meta:word-count="12013" meta:character-count="99277" meta:non-whitespace-character-count="60337"/>
  </office:meta>
</office:document-meta>
</file>